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144" table:default-cell-style-name="ce1"/>
        <table:table-column table:style-name="co1" table:default-cell-style-name="Default"/>
        <table:table-column table:style-name="co1" table:number-columns-repeated="133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4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an, 37.549197341508894, -17.285463971258501, 11.319548438445848, 10.790505223749319, 48.249629994427444, 31.709685466265398, 22.370984345596611, 24.941504144788695, 10.173825407061011, -4.0923397061655287, -6.7877935876160151, -3.9084754243240991, 1.8545155101222111, -1.4621023253977115, -0.41808874531521256, 1.8547138448976832, -3.9172336624247692, -3.2047874211300038, -2.8293008484357904, -3.1716912339001202, -5.5725022522773511, -4.5630898982591939, -5.4837783254359831, -10.120974346776601, -10.481513886817597, -8.6718045452044521, -9.2759402909190865, -11.56696344750149, -11.343161234786551, -10.973791093163337, -12.747778362805972, -9.3180649372260458, -6.7933039829624526, -6.7975036237819388, -5.1267674608128457, -5.2602991754388722, -6.3102381758560915, -6.3725878890564349, -5.9531308914827434, -6.4132439576239832, -6.4495280806665125, -5.7107872937547439, -4.4886964954184876, -5.9340228325979609, -8.1153748696265264, -5.1516269218569946, -6.1332225848316613, -5.8397001568823859, -5.4380638757441213, -4.2192269866576302, -2.6702574942881658, -0.98038961142409642, -1.1878803380803369, -1.3533589236040628, -0.78874539378461517, 0.46080226948744146, 0.58357029670672289, -0.31467216466591841, -0.64308773664255658, -0.21187250393198892, -0.086069670180998148, -0.28532702066869275, 0.40650046628030595, 1.1488423798509964, 1.0775324734099068, 0.57738222462330369, 0.67313598913993999, 0.79646039269312219, 0.64387780982234966, 0.7272463143222041, 0.54414819131422643, 0.14361090503450716, 0.35065987990877939, 0.32953981232833984, 0.54955959593614023, 0.46351302409751138, 0.42493205479925372, -0.023838633195928147, 0.60479571235484197, 0.028371058116120781, -0.18239758488040103, -0.20948277361167292, -0.52289265847040478, -0.7981381851618029, -0.50267820538827723, -0.27763775978566235, -1.0679188038435441, -1.3252576787811674, 2.0230164179458234, 3.8536509378408037, 3.1404549733998293, 3.2474106849061015, 3.0716644530628807, 3.172530517051237, 3.5534500028321929, 3.1011146532947582, 2.4013460710598906, 2.3267860253490049, 2.0262854227048845, 1.345711087388747, 1.2954877245355376, 1.1185914366697749, 1.8123119063223005, 0.90612192858158525, 1.2731062201291057, 0.45550618423395556, -0.28399618978475233, 0.81935207421128309, 0.3796526045291545, -1.1757204869128186, -0.17681240242363416, 0.38836115825157425, 0.14275725937111303, 0.2385909600444262, 1.7893316003947333, 2.1065131726230808, 1.7990252104194178, 1.9738131763102043, 2.17072942612932, 2.111584955816642, 2.1181958262626077, 1.7733991013349932, 2.1912334359917716, 2.1528023945356813, 1.7219251371342341, 1.2610758747911746, 1.7789767614394891, 1.9006766718474748, 1.8601496587062822, 1.6811784548172228, 2.3050857896499388, 2.2900126465393691, 2.0528198177759145, 2.2690980450769334, 2.9495874895028567, 2.914581753985253, 2.7011356897051657, 3.2747050193089073, 2.9230409750732171, 2.7604218556342857, 2.3344101102787036, 2.3787985909050229, 2.0722848742857369, 2.2259081679311001, 2.5239340259907679, 2.5684471680556396, 2.4517085964050511, 2.3289734831950497, 1.9978279168591822, 1.8234910502351755, 1.797610240937521, 1.7799568118870028, 1.8643866640266731, 2.1767139589017064, 2.0194434603798008, 2.2272767094650834, 1.9371784745814458, 1.6999575184790785, 1.7330421229461601, 1.5787152665403767, 1.7837738215151508, 1.3819732866795962, 1.4577833896334258, 1.2934195477134467, 1.3596823316317157, 1.4842701042529358, 1.4096629540444303, 1.324436952337404, 1.4183198539134216, 1.3634846463698407, 1.5618076949425619, 1.9385100557551387, 1.8937634664774712, 1.8951104187517687, 2.0972813686529506, 2.1209431401983943, 1.8638806034502002, 2.0393078619874041, 1.9239711838619775, 2.233326284739511, 2.1389197492327718, 2.370617216302731, 2.531087045091803, 2.4372241626543327, 2.4666584729013969, 2.7567921345503872, 2.7546831379538772, 2.4732163468150326, 2.3956744179901408, 2.3559320159270642, 2.5028558110538803, 2.691648693811334, 2.7359888568927961, 2.6581155148333999, 2.6825740323354967, 2.7507624205117986, 2.5391956765407468, 2.7779002730933948, 2.7993203727011631, 3.2488849903522317, 3.4641513694979769, 3.6179720250124192, 4.1991778683413079, 4.1158380965291714, 4.8191014926832647, 4.4860482429609077, 4.1588096245362287, 3.9919455722493473, 4.2816206064489259, 4.2850949649537942, 4.792250897908473, 5.0248194069538368, 5.3371035427678706, 5.8473865019468958, 5.7822295099773777, 5.737388080778385, 5.7806537939270841, 5.5009447513186167, 5.4697886804636822, 5.3667240787082573, 5.7622454769733871, 5.5566469737509641, 5.8448503169979773, 5.683389354263082, 6.0465247233785329, 5.9104851230704831, 5.9258738266892985, 5.6186010836102511, 5.3490831839435282, 5.6189834428105092, 5.6143047611870491, 5.589209287990478, 5.5254242205135888, 5.5443745747755111, 6.0558592763923471, 5.8847251879447624, 5.516085524594585, 5.3818322977396846, 5.6250381815952304, 5.3414673220016304, 5.3990592400695574, 5.0333559811665562, 5.5787977402323614, 5.6704326117002797, 5.4579975983691575, 5.4049688647879002, 5.257611628495054, 5.1633101378995789, 5.0490904451402425, 5.0392130437591502, 5.9148201044561528, 5.7230192598202239, 5.5512805784464234, 5.1920968099604012, 5.1658638296511254, 5.4054354724054585, 5.6060904434938692, 5.3980952154362321, 5.5246448752241966, 6.7040647946013046, 6.5594108435177692, 5.9990580753242844, 6.1670579291718015, 6.0356828467309436, 5.9585198401730768, 5.6501802993340071, 5.6959486530942272, 5.7995925923800105, 5.4824175394542589, 5.3974598679571182, 5.7865197532809116, 5.8872357350381863, 5.9921671286188607, 5.6717951621132761, 5.5098544140310031, 5.4433394582362657, 5.5157541456278869, 5.4623861523722494, 5.5875751212877915, 5.4678450897782103, 5.6161805310212403, 5.3010951850694843, 5.0434109709701191, 5.0697550625803931, 4.7894387359119257, 4.8502790570686392, 4.4933485183017439, 4.5766501200507825, 4.5239324865264514, 4.6509054825553235, 4.5615179716491934, 4.5484851874271754, 4.5992390511877952, 4.33209619516379, 4.1829577104069253, 4.6817279691704803, 4.492033463055261, 4.3807209071845925, 4.2006962973530282, 3.9781035512705603, 4.0709698609990026, 3.9531797295995896, 3.6971900118886687, 3.718054766019308, 3.7317199605019784, 3.7365870797254854, 3.5064242096225091, 3.5540676821662953, 3.6414001819903428, 3.7538179994127812, 3.7264787947916758, 3.6154898788829164, 3.867161839563221, 4.0146826082470604, 4.0888079735517611, 3.8537659521287231, 3.8463773439318185, 3.9725015655049383, 3.9545967981392178, 3.8198258575459718, 3.7673701003862008, 3.9349229288089158, 3.838422326450734, 3.7032927056036566, 3.7389504425185653, 3.776799560085172, 3.7849488580349311, 3.7996163742787217, 3.7160299370447363, 3.6992694549247056, 3.7223059323425702, 3.7672872589692457, 3.8370781085462804, 3.796230658896917, 3.8441983032684597, 3.8729470057259694, 3.919244534446142, 4.0153730650495358, 3.9062999264003291, 4.0776310974008831, 3.9709502573465159, 4.0920464005265753, 4.2082216415263618, 4.2021148074365149, 4.134907806785213, 4.2953894270509947, 4.1151233861895111, 4.1331966243670042, 4.0608711447167645, 4.150061561467095, 4.1893140446002137, 4.1383638784816092, 4.1846870207803288, 4.3556458377997265, 4.486486608045789, 4.5572942826830234, 4.5470647789501797, 4.6839463784644781, 4.8959848587386778, 4.8044245314877978, 4.612163414180193, 4.9402946669613232, 4.7864849498860123, 4.6795444155379489, 4.4805029890366894, 4.3185360920422831, 4.4139621089260599, 4.2518168376123384, 4.4532926393672669, 4.045606980738425, 4.0607033317889423, 3.9268431842356399, 3.5377232244802568, 3.7102346822106895, 2.5600852155229332, 3.4017059292028975, 3.2896712227137606, 3.3719662719902228, 3.1190537923513193, 3.1292549046972438, 3.2102983937243597, 3.23444137959142, 3.2005684185571557, 2.7722716505109006, 2.6612360864166518, 2.6968867750422931, 2.9898493081174418, 3.0917008537148547, 3.2350937172513361, 2.6247460665355988, 2.7591202384816054, 2.9881925580924005, 3.4577787190278779, 3.4488080840381419, 3.6013189569007777, 4.1642998817056984, 4.0627979267820074, 3.9825191693291035, 4.2194730404238072, 4.0547125550845431, 4.2203604891701501, 4.167544772118811, 3.5960355672610653, 3.5936472925104148, 3.5433943741270593, 3.7991452544745701, 3.282559575945343, 3.0926755684354506, 3.3056805429348977, 3.4778868172932915, 3.7650769921742788, 4.1795010586794508, 4.2975900292242164, 4.0616182718253961, 4.2831941972520795, 4.3708447073091534, 4.5812713274564247, 4.4955307918117464, 4.3111427486321823, 4.2815606017536378, 4.3147283273593722, 4.4618233167115866, 4.2818603880741719, 4.22549021126905, 3.2446503883041942, 2.9082336978132051, 3.4002949369138302, 3.1943559575245355, 2.6233919887030992, 2.410732501564997, 2.3331116644384808, 1.9742610822187905, 2.0298755278801481, 2.1621302329571308, 2.0983927373625217, 2.5113943509207162, 2.6098308828399173, 2.675674809965916, 2.9096096260073452, 2.733018084816409, 2.419610196987771, 2.1986936143990063, 1.6460123874445896, 1.8336666103687735, 1.857407545649161, 2.1065621368660521, 1.7990268640897962, 2.0964240903265137, 2.2610902511411464, 2.2526227699532511, 2.3381930287112822, 2.4690187798187679, 2.5671728746094882, 2.6482075842141111, 3.0984978647049375, 3.1206341068980157, 2.958837291511224, 3.342333314308767, 3.5629090873692721, 3.6929113474941411, 3.5989157983169808, 3.6364129921161812, 3.6820759596525616, 3.977043260779471, 3.9625864395332155, 4.139209264978831, 4.1997137225224108, 4.1474567136643312, 4.2611674715976964, 4.0462528550218764, 4.1716045773736763, 3.9115922404344952, 4.1507321014549552, 4.2834408524910508, 4.2012456810896213, 4.3236194760907685, 4.2291723308534763, 4.3525735648850263, 4.2761888968458166, 4.1521725449050777, 4.4747920050564565, 4.5188754095800396, 4.5518408277249449, 4.3055902434076829, 4.342956782018188, 4.2592897799912368, 4.4062594763781435, 4.5551610256870045, 4.4367982708236218, 4.2416555981987658, 4.0591333795260125, 4.0919784639468766, 4.0499835348985407, 4.1296214819678569, 4.1811647207096474, 4.0593945421137434, 3.859155695381145, 3.9420897920353886, 3.9686163211494927, 4.0260745159681939, 4.0930107942421348, 4.0940612610244997, 4.3886644770421599, 4.2981862999228708, 4.4840024686363664, 4.2743245132846681, 4.348330494964519, 4.4603888359898702, 4.4314361581201895, 4.3593111511728946, 4.4076402544111666, 4.3195271062942373, 4.4250505351220948, 4.3992260321079, 4.3761775275598902, 4.4139480516694185, 4.3077015201203652, 4.3390472801290407, 4.3798517368528636, 4.4048113533118949, 4.3846497973594731, 4.5104381450353896, 4.5172946708248434, 4.4680931568795028, 4.4559936502974384, 4.7504441615229336, 3.4264888648514891, 3.6685224025760474, 3.8675662676852141, 3.2221267103011351, 3.2652018614462288, 3.0632693124804375, 2.8113711077129206, 2.8424432802584834, 2.7430526172544756, 3.295382933092077, 3.2477862268237709, 3.1007245943179416, 2.768854892750567, 2.8641401229558952, 2.9341254255980194, 2.9564932554435419, 3.2235503884396071, 3.1605666166089081, 3.2271845623208404, 3.1027484145781141, 3.1137807743426937, 3.1335252636725319, 3.0916003188982892, 3.0383983575240392, 3.0560514022089404, 2.9558425776088968, 3.0172955395209629, 3.0263768985316419, 2.8800985863468473, 2.7402811704663166, 2.8968771038992505, 3.007817836452737, 3.0255011051130651, 3.0234121935184284, 2.8370669067474332, 2.8113699962546419, 2.7898090161958966, 2.4886961189142363, 2.3404979226767813, 2.330941526446523, 2.1274743928386015, 1.8264616869502261, 2.1552525888407486, 2.0838170350199787, 1.9408710328770662, 1.9846030647286652, 2.1127725727024353, 2.0897174684001816, 2.0931965984591452, 2.240078849811864, 2.1680589641374652, 2.2751077698506532, 2.3824978307618707, 2.467270907464425, 2.5151456718781038, 2.3677860034050102, 2.370408099378214, 2.401325296524071, 2.2819663317272765, 2.2154176035224151, 2.3463111363514408, 2.3697443952599091, 2.4378218954975499, 2.0888498304250751, 2.0328185713070726, 2.0179383623612304, 2.0705536220673322, 2.1200049299311967, 2.0873172722073257, 2.1273941775448746, 2.0167512001884198, 2.0033863865011514, 2.1135400952018446, 2.1090351431245797, 2.0595399546030064, 2.0753200695954725, 1.9791582993555639, 1.936265611809316, 2.0279591091098337, 1.9385158277509997, 2.0049658010091114, 1.96191896082285, 1.8911839215986403, 2.0151947108962749, 1.9776675032385655, 1.9630401235924724, 1.9910150131819127, 2.0504733932095118, 2.0867616288028832, 2.1042988599710024, 2.1216683109851235, 2.0363275887585193, 2.041496502625852, 2.0848668727618369, 2.0498351992876906, 2.0054420447964088, 1.9243392444436607, 1.9425360912798999, 1.9145953860671334, 1.9529801334788452, 1.7917466780807458, 1.5847560655684823, 1.6841628828778004, 1.7348603771365216, 1.7548737720259882, 1.658974758392195, 1.6135553716222615, 1.6028026407642408, 1.5426247259202874, 1.3372360796081992, 1.0362993913374741, 1.3329431156869014, 1.2587505926441427, 1.371115873642984, 1.2055750197945274, 1.1573638962354271, 1.1842771242083319, 1.1795723165992984, 0.98987257919579641, 1.1698291684672906, 1.1121411461105044, 0.99715025550814584, 1.093915218190542, 1.3092374640079836, 1.2204183708530563, 1.2861354226250319, 1.1880223762640001, 1.2783343573522603, 1.303275686860587, 1.3895857416053639, 1.4249318865262679, 1.6374766250880419, 1.8365228985158921]</text:p>
          </table:table-cell>
          <table:table-cell office:value-type="string" calcext:value-type="string">
            <text:p>[nan, 1.451481670697844, 0.84020306477300277, 1.1189627422162884, 1.1128744237662094, 1.5836901950909856, 1.3568355178472551, 1.2419890430999923, 1.2707256467370636, 1.1050001762836612, 0.95956395084602775, 0.93336753751721913, 0.96129715026032259, 1.0186239302535891, 0.98542354933837728, 0.99582239115601723, 1.0186043535666762, 0.96105267162781161, 0.96808120176104751, 0.97179083959339996, 0.96836751585730618, 0.94447182410678621, 0.95445698064833928, 0.94522594399001825, 0.89879025653223399, 0.89494680165667151, 0.91295750634815676, 0.90668081845207205, 0.88315356010994428, 0.88515045271929094, 0.88866735674982156, 0.86997652772993517, 0.90529163358677955, 0.93116543824583364, 0.93101999077933262, 0.94810936233157983, 0.94667980125764128, 0.93576903377108367, 0.93503165692583756, 0.93930869777019121, 0.93442345265518534, 0.93394946545547242, 0.94160714122121913, 0.95428306472284119, 0.93910960007857858, 0.91572805278325287, 0.9472042767805392, 0.93674906899185761, 0.93979040049489349, 0.94398653084688, 0.95679798108686276, 0.97288431105283357, 0.99013941687922979, 0.98803477212705437, 0.9863500936000773, 0.9920719845548216, 1.0045939459590707, 1.0058124591382906, 0.99684623619723423, 0.9935387112761872, 0.99787789867001719, 0.9991387315958502, 0.99714025905086356, 1.004051655479993, 1.0113802264925538, 1.0106776931854851, 1.0057449023698506, 1.0066911809334598, 1.0079071650958913, 1.0064003027888158, 1.0072223637432292, 1.0054127448771897, 1.0014340515634144, 1.0034941204483694, 1.0032841497569769, 1.0054638118902475, 1.0046120453601539, 1.0042295344955485, 0.9997615497085367, 1.0060065105977072, 1.0002836167244775, 0.99817205960269428, 0.99789984802692655, 0.99473711505607409, 0.99193769438836454, 0.99494077450863738, 0.99721360867416931, 0.9891677071952194, 0.98650647192946617, 1.019698775982365, 1.0366498385472551, 1.0301156874771891, 1.0310795368148378, 1.0294470575727681, 1.0303552912444178, 1.0338063934129083, 1.0296648433830622, 1.0231831051365288, 1.0224767710529248, 1.0196510294340959, 1.0131794608760407, 1.0126939625063569, 1.0109880923844918, 1.0176060546237298, 1.0089274615880699, 1.0124662144728667, 1.0045200321248438, 0.99714598626346096, 1.0080785396320702, 1.0037712599552771, 0.98798689327814804, 0.99822618191535606, 1.0038562550256345, 1.0014238089334659, 1.0023753076304565, 1.0173156542589699, 1.0202629708227064, 1.0173941943432852, 1.0190167156443215, 1.0208306784406005, 1.0202767160548063, 1.0203293864230509, 1.0171246338767557, 1.0209840768778793, 1.0206225044673634, 1.0166270936358033, 1.0122857152447766, 1.0171468729120536, 1.0182688075348025, 1.0178873548909282, 1.0162199623395762, 1.0219493595676947, 1.0218029656360372, 1.0196324072674186, 1.0215943853270104, 1.0276656607543309, 1.0273420768463573, 1.0254391209904761, 1.030458110958864, 1.0273720800928368, 1.0259251414659638, 1.0221171449161148, 1.0225056395261585, 1.0197320726719907, 1.0211128313496844, 1.0237687504222619, 1.0241521895451566, 1.0231048813787529, 1.0220004692591733, 1.0190115441716268, 1.0174185377052931, 1.0171760816930793, 1.0170088722402051, 1.0177726401085643, 1.020584200193803, 1.0191631892832675, 1.0210188254125545, 1.0184064451977386, 1.0162443615601353, 1.0165409892503985, 1.0151236409302555, 1.0169913953338321, 1.0133003060467831, 1.0139975909970447, 1.0124713298607426, 1.0130831858089222, 1.014229533464333, 1.0135382153055055, 1.0127464646954745, 1.0136106150775945, 1.0131010378166372, 1.0149188116081382, 1.0183173036360365, 1.0179103280686432, 1.0179159795409543, 1.0197076200959323, 1.0199088844856008, 1.0176176296363171, 1.0191720958685104, 1.0181411887268643, 1.0208632242799753, 1.020027595739428, 1.0220399448517752, 1.0234131323468207, 1.0225957615335723, 1.0228388901981276, 1.0252997069916903, 1.0252694005194882, 1.0228643593244162, 1.0221887579729181, 1.0218372026964846, 1.0230866747401384, 1.0246767024200067, 1.0250378258087196, 1.0243704582228663, 1.0245647537713334, 1.0251249100895334, 1.0233322043265509, 1.0253268843347305, 1.0254927969832277, 1.0291692961277594, 1.0308836999469089, 1.0320877631523113, 1.0365865565584018, 1.0359232127854261, 1.0411860847095535, 1.038679361318144, 1.0361783610547737, 1.0348767885663601, 1.0370600184989998, 1.0370604367114706, 1.0408011202575991, 1.0424600273999169, 1.0446591361899684, 1.0481857620298169, 1.0476946195599057, 1.0473438899201652, 1.047601114264326, 1.045624249650047, 1.0453691649811521, 1.0446119791876762, 1.0473110563252577, 1.0458580720035588, 1.0477920783948071, 1.0466513582881307, 1.0490671083626357, 1.0481110776134057, 1.0481727082987762, 1.0460528402379827, 1.044165198564615, 1.0459786078468818, 1.0459085470947218, 1.045700128742177, 1.0452291611196542, 1.0453207385829877, 1.0486992953926149, 1.0475266311257829, 1.0450181675515435, 1.044071111956121, 1.0456774420639539, 1.0437264511641737, 1.0440823547184863, 1.0415479557239464, 1.0452189412290218, 1.0457915922768468, 1.0443380373856279, 1.0439468821296374, 1.0429191804920306, 1.0422467522033034, 1.0414365041630735, 1.0413378730867939, 1.0471217738314933, 1.0458362654753424, 1.0446726896519734, 1.0422472940041754, 1.0420386839158531, 1.0436043258482182, 1.0448883082701919, 1.0434875631647775, 1.0442847423538089, 1.0516883054077315, 1.0507581341740047, 1.0472252206017574, 1.0482418636935571, 1.0473770913052243, 1.0468513085046396, 1.0448500591311323, 1.0451074448567104, 1.0457311923616337, 1.0436640372659047, 1.0430801204387365, 1.0455375038324282, 1.0461347077560008, 1.0467523831266992, 1.0447026572513813, 1.0436365451714043, 1.0431768415776517, 1.0436064805382201, 1.0432322739752624, 1.043994553978856, 1.0432006207048499, 1.0441063348580699, 1.0420695018334372, 1.0403713300369257, 1.0405136076413395, 1.0386460803870114, 1.0390206266347639, 1.0366165668198535, 1.0371516063087052, 1.0367734966685402, 1.0375963042398917, 1.036975884086309, 1.0368642312784493, 1.0371774138462864, 1.0353630123139894, 1.0343271644157939, 1.0376469906678891, 1.0363666432803624, 1.0355991863636747, 1.0343620592437086, 1.0328181138487946, 1.0334360285882545, 1.0326070721282568, 1.0308066110080545, 1.0309355078142353, 1.0310135394939632, 1.0310298701590817, 1.0293916788391486, 1.0297132993519369, 1.0303117890055986, 1.0310790577931503, 1.0308715113461704, 1.0300798107106299, 1.0318069949405018, 1.0327933220744339, 1.0332736759087704, 1.0316600577094579, 1.0315912490011587, 1.0324305043692168, 1.0322903351746793, 1.0313554934750766, 1.0309787359365477, 1.0321007965918041, 1.0314283701011357, 1.030487212672923, 1.030714589160683, 1.030955686517582, 1.0309936805444955, 1.0310757937296755, 1.030489567041069, 1.0303582312703907, 1.030498441451372, 1.030786888779174, 1.0312406974486388, 1.0309479183594736, 1.0312531038809565, 1.0314278989513161, 1.0317187162356058, 1.0323369873717405, 1.0315963556859868, 1.0327079090530809, 1.0319879929920435, 1.0327635595149707, 1.0334976659949653, 1.0334382041038788, 1.0329839923660922, 1.0339961468801846, 1.0328170159751577, 1.032914529857816, 1.0324270950471939, 1.0329843661085689, 1.0332168070482739, 1.0328703264061587, 1.033147838146905, 1.0342124865750393, 1.0350101604693327, 1.0354272083207763, 1.0353419042669496, 1.0361595229062788, 1.0374173028389642, 1.0368431578687043, 1.0356530641940682, 1.0376079595944427, 1.036664178296635, 1.0359955128737086, 1.0347580432067625, 1.0337342129175413, 1.0343057372010229, 1.0332778211478442, 1.0345061355411573, 1.0319398660516477, 1.0320174618830729, 1.0311462984637907, 1.0285924188159608, 1.0297122901108848, 1.0217683797730808, 1.0276421793707358, 1.026873905314406, 1.0274151887024505, 1.0256849361033349, 1.0257428699103344, 1.0262839154765122, 1.0264351065977222, 1.0261926793898175, 1.0232099215102954, 1.0224089860353045, 1.0226544314321226, 1.024701317515518, 1.0253900716131732, 1.0263507351845773, 1.0221015469875847, 1.0230476690751555, 1.0246340952174524, 1.0277778589769464, 1.0277051124475762, 1.0286836596185136, 1.0322057132067157, 1.0315641660940189, 1.0310499423605455, 1.0324866268523734, 1.0314616953918341, 1.03245494004311, 1.0321162040559821, 1.0285323013970262, 1.028502431300617, 1.0281653606374512, 1.0297746202557909, 1.0264396383402947, 1.0251637028554332, 1.0265664077933316, 1.0276735795234795, 1.0294832185384464, 1.0320079097624144, 1.0326948909506419, 1.0312611889702448, 1.0325722647322058, 1.033071044422885, 1.0342755983891623, 1.033760124053166, 1.032663262103436, 1.0324703252449203, 1.0326472120376511, 1.0334864207648125, 1.0324170588946553, 1.0320665490050827, 1.025968217026239, 1.0237258025724445, 1.026948060113366, 1.0256041158352913, 1.021745516596174, 1.0202403398446591, 1.0196775362576493, 1.0170363954276316, 1.0174465325349611, 1.0184170675498516, 1.0179425304593885, 1.0209047986716071, 1.0215823585790842, 1.022027690228303, 1.0236026241749472, 1.0224018024158019, 1.0202199287928817, 1.0186321591464762, 1.0144768839365286, 1.0159141439540029, 1.0160890597413892, 1.0179361945828487, 1.0156368504086501, 1.0178500440333322, 1.0190355305216492, 1.018968171345944, 1.0195708421071774, 1.0204823896922699, 1.0211538449210456, 1.021699931980774, 1.0246746566311267, 1.0248063187786023, 1.0237455799872304, 1.0261906213152914, 1.0275427019194689, 1.0283175658941079, 1.0277351846618092, 1.0279488348816508, 1.0282102914669971, 1.0299405937127915, 1.0298408682910896, 1.0308440477842538, 1.0311720178710755, 1.0308582469795093, 1.0314855217196861, 1.030246740840205, 1.0309460943660866, 1.0294371173398289, 1.0307949179367339, 1.0315252008065932, 1.0310473827231268, 1.0317147677810756, 1.0311709606495671, 1.0318406364431492, 1.0313999060867836, 1.0306891629710113, 1.032458105827718, 1.0326793728236396, 1.0328392356996408, 1.0314782953977304, 1.0316670732587025, 1.0311887329213385, 1.0319789031388442, 1.0327658892694525, 1.0321099352331473, 1.0310249973053198, 1.0299913228330018, 1.0301601883859557, 1.0299090083952345, 1.0303390497953686, 1.0306092913918543, 1.0299156884352254, 1.0287677296419373, 1.029225078698059, 1.0293601906807464, 1.0296681160719556, 1.030026142678131, 1.0300165365139398, 1.0316089428618629, 1.031103994702089, 1.032083899426925, 1.0309419131218993, 1.0313250118492789, 1.0319066562726307, 1.0317357142241272, 1.0313340152580526, 1.0315752391938418, 1.0310877658493662, 1.0316339634958454, 1.0314801091669883, 1.031340935456778, 1.0315246445042283, 1.0309429357000321, 1.0310939125931116, 1.0312941608377848, 1.0314095348457404, 1.0312864948506193, 1.0319295893850517, 1.031948145851308, 1.0316747433610447, 1.0315947223955417, 1.033091225741519, 1.0258768990846863, 1.0272608442352142, 1.0283656607277707, 1.024633661950092, 1.0248800024534894, 1.0236534422489105, 1.0220840616954705, 1.0222703425537851, 1.0216355017565666, 1.0250044669103355, 1.0247119103611328, 1.0238211285059051, 1.0217649243628548, 1.022352591010723, 1.0227765218059461, 1.0229047346570952, 1.0245046174474985, 1.0241197976527332, 1.0245051180357223, 1.0237537002355912, 1.0238099032810521, 1.0239179511549223, 1.0236572086724809, 1.0233275289416108, 1.0234242500960411, 1.0228084326491407, 1.0231716476134423, 1.0232169382822756, 1.0223184597514983, 1.021444243494086, 1.0224035397882136, 1.0230674856556414, 1.0231643890538795, 1.0231424337887018, 1.0220020626309585, 1.0218354292611607, 1.02169402899069, 1.019788381864952, 1.0188181935737688, 1.0187490115268141, 1.0173856972272766, 1.0152956054076501, 1.0175621241950019, 1.0170731051612836, 1.01608505141915, 1.0163830682127233, 1.0172533436095601, 1.0170918341858761, 1.0171100695216224, 1.0180881045668935, 1.0176030167526986, 1.0183072874068506, 1.0190016572634526, 1.0195399686510782, 1.0198376477459052, 1.0188870594870196, 1.0188975954451498, 1.0190904930706799, 1.0183098437042746, 1.0178664053462505, 1.0187162301397203, 1.0188612406372959, 1.019291195094959, 1.0170011009663564, 1.0166178962360057, 1.0165119786536638, 1.0168624089323164, 1.0171884119654653, 1.0169645382529673, 1.0172268840966503, 1.01647905925075, 1.0163835867613022, 1.0171185725032903, 1.0170832574096325, 1.0167472411786487, 1.0168477914447624, 1.0161949785430113, 1.0158982199217348, 1.0165149384607028, 1.0159043117185251, 1.0163502217048532, 1.0160541943287718, 1.0155668707667125, 1.016404408215978, 1.0161466416476079, 1.0160429565429063, 1.0162271368441615, 1.0166207271709138, 1.0168568396145594, 1.0169676494333804, 1.017076900908098, 1.016506437656314, 1.0165359183685114, 1.016818581444016, 1.0165814113420621, 1.016280628140058, 1.0157301144996298, 1.0158485990286974, 1.0156550892924492, 1.0159097870816902, 1.0148057538675177, 1.0133456636080707, 1.0140478475621606, 1.0143991155161463, 1.0145344703829695, 1.0138595646147415, 1.0135343888662296, 1.0134545023348283, 1.0130205591797421, 1.0115123515864197, 1.0091969333480275, 1.0114753021094069, 1.0109150229301769, 1.0117541630597535, 1.010506128777815, 1.0101339125367743, 1.0103389196504127, 1.0103007962630108, 1.0088157346803903, 1.0102219712675482, 1.0097743868905431, 1.0088691317944629, 1.0096289868304711, 1.0112690003468745, 1.0105980496104028, 1.0110914941604259, 1.0103472216964597, 1.0110283964545854, 1.0112125879091376, 1.0118484159750618, 1.0121040019703174, 1.0136177224016292, 1.0149814048477055]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[0.0, 0.041666666666666664, 0.083333333333333329, 0.125, 0.16666666666666666, 0.20833333333333334, 0.25, 0.29166666666666669, 0.33333333333333331, 0.375, 0.41666666666666669, 0.45833333333333331, 0.5, 0.54166666666666663, 0.58333333333333337, 0.625, 0.66666666666666663, 0.70833333333333337, 0.75, 0.79166666666666663, 0.83333333333333337, 0.875, 0.91666666666666663, 0.95833333333333337, 1.0, 1.0416666666666667, 1.0833333333333333, 1.125, 1.1666666666666667, 1.2083333333333333, 1.25, 1.2916666666666667, 1.3333333333333333, 1.375, 1.4166666666666667, 1.4583333333333333, 1.5, 1.5416666666666667, 1.5833333333333333, 1.625, 1.6666666666666667, 1.7083333333333333, 1.75, 1.7916666666666667, 1.8333333333333333, 1.875, 1.9166666666666667, 1.9583333333333333, 2.0, 2.0416666666666665, 2.0833333333333335, 2.125, 2.1666666666666665, 2.2083333333333335, 2.25, 2.2916666666666665, 2.3333333333333335, 2.375, 2.4166666666666665, 2.4583333333333335, 2.5, 2.5416666666666665, 2.5833333333333335, 2.625, 2.6666666666666665, 2.7083333333333335, 2.75, 2.7916666666666665, 2.8333333333333335, 2.875, 2.9166666666666665, 2.9583333333333335, 3.0, 3.0416666666666665, 3.0833333333333335, 3.125, 3.1666666666666665, 3.2083333333333335, 3.25, 3.2916666666666665, 3.3333333333333335, 3.375, 3.4166666666666665, 3.4583333333333335, 3.5, 3.5416666666666665, 3.5833333333333335, 3.625, 3.6666666666666665, 3.7083333333333335, 3.75, 3.7916666666666665, 3.8333333333333335, 3.875, 3.9166666666666665, 3.9583333333333335, 4.0, 4.041666666666667, 4.083333333333333, 4.125, 4.166666666666667, 4.208333333333333, 4.25, 4.291666666666667, 4.333333333333333, 4.375, 4.416666666666667, 4.458333333333333, 4.5, 4.541666666666667, 4.583333333333333, 4.625, 4.666666666666667, 4.708333333333333, 4.75, 4.791666666666667, 4.833333333333333, 4.875, 4.916666666666667, 4.958333333333333, 5.0, 5.041666666666667, 5.083333333333333, 5.125, 5.166666666666667, 5.208333333333333, 5.25, 5.291666666666667, 5.333333333333333, 5.375, 5.416666666666667, 5.458333333333333, 5.5, 5.541666666666667, 5.583333333333333, 5.625, 5.666666666666667, 5.708333333333333, 5.75, 5.791666666666667, 5.833333333333333, 5.875, 5.916666666666667, 5.958333333333333, 6.0, 6.041666666666667, 6.083333333333333, 6.125, 6.166666666666667, 6.208333333333333, 6.25, 6.291666666666667, 6.333333333333333, 6.375, 6.416666666666667, 6.458333333333333, 6.5, 6.541666666666667, 6.583333333333333, 6.625, 6.666666666666667, 6.708333333333333, 6.75, 6.791666666666667, 6.833333333333333, 6.875, 6.916666666666667, 6.958333333333333, 7.0, 7.041666666666667, 7.083333333333333, 7.125, 7.166666666666667, 7.208333333333333, 7.25, 7.291666666666667, 7.333333333333333, 7.375, 7.416666666666667, 7.458333333333333, 7.5, 7.541666666666667, 7.583333333333333, 7.625, 7.666666666666667, 7.708333333333333, 7.75, 7.791666666666667, 7.833333333333333, 7.875, 7.916666666666667, 7.958333333333333, 8.0, 8.0416666666666661, 8.0833333333333339, 8.125, 8.1666666666666661, 8.2083333333333339, 8.25, 8.2916666666666661, 8.3333333333333339, 8.375, 8.4166666666666661, 8.4583333333333339, 8.5, 8.5416666666666661, 8.5833333333333339, 8.625, 8.6666666666666661, 8.7083333333333339, 8.75, 8.7916666666666661, 8.8333333333333339, 8.875, 8.9166666666666661, 8.9583333333333339, 9.0, 9.0416666666666661, 9.0833333333333339, 9.125, 9.1666666666666661, 9.2083333333333339, 9.25, 9.2916666666666661, 9.3333333333333339, 9.375, 9.4166666666666661, 9.4583333333333339, 9.5, 9.5416666666666661, 9.5833333333333339, 9.625, 9.6666666666666661, 9.7083333333333339, 9.75, 9.7916666666666661, 9.8333333333333339, 9.875, 9.9166666666666661, 9.9583333333333339, 10.0, 10.041666666666666, 10.083333333333334, 10.125, 10.166666666666666, 10.208333333333334, 10.25, 10.291666666666666, 10.333333333333334, 10.375, 10.416666666666666, 10.458333333333334, 10.5, 10.541666666666666, 10.583333333333334, 10.625, 10.666666666666666, 10.708333333333334, 10.75, 10.791666666666666, 10.833333333333334, 10.875, 10.916666666666666, 10.958333333333334, 11.0, 11.041666666666666, 11.083333333333334, 11.125, 11.166666666666666, 11.208333333333334, 11.25, 11.291666666666666, 11.333333333333334, 11.375, 11.416666666666666, 11.458333333333334, 11.5, 11.541666666666666, 11.583333333333334, 11.625, 11.666666666666666, 11.708333333333334, 11.75, 11.791666666666666, 11.833333333333334, 11.875, 11.916666666666666, 11.958333333333334, 12.0, 12.041666666666666, 12.083333333333334, 12.125, 12.166666666666666, 12.208333333333334, 12.25, 12.291666666666666, 12.333333333333334, 12.375, 12.416666666666666, 12.458333333333334, 12.5, 12.541666666666666, 12.583333333333334, 12.625, 12.666666666666666, 12.708333333333334, 12.75, 12.791666666666666, 12.833333333333334, 12.875, 12.916666666666666, 12.958333333333334, 13.0, 13.041666666666666, 13.083333333333334, 13.125, 13.166666666666666, 13.208333333333334, 13.25, 13.291666666666666, 13.333333333333334, 13.375, 13.416666666666666, 13.458333333333334, 13.5, 13.541666666666666, 13.583333333333334, 13.625, 13.666666666666666, 13.708333333333334, 13.75, 13.791666666666666, 13.833333333333334, 13.875, 13.916666666666666, 13.958333333333334, 14.0, 14.041666666666666, 14.083333333333334, 14.125, 14.166666666666666, 14.208333333333334, 14.25, 14.291666666666666, 14.333333333333334, 14.375, 14.416666666666666, 14.458333333333334, 14.5, 14.541666666666666, 14.583333333333334, 14.625, 14.666666666666666, 14.708333333333334, 14.75, 14.791666666666666, 14.833333333333334, 14.875, 14.916666666666666, 14.958333333333334, 15.0, 15.041666666666666, 15.083333333333334, 15.125, 15.166666666666666, 15.208333333333334, 15.25, 15.291666666666666, 15.333333333333334, 15.375, 15.416666666666666, 15.458333333333334, 15.5, 15.541666666666666, 15.583333333333334, 15.625, 15.666666666666666, 15.708333333333334, 15.75, 15.791666666666666, 15.833333333333334, 15.875, 15.916666666666666, 15.958333333333334, 16.0, 16.041666666666668, 16.083333333333332, 16.125, 16.166666666666668, 16.208333333333332, 16.25, 16.291666666666668, 16.333333333333332, 16.375, 16.416666666666668, 16.458333333333332, 16.5, 16.541666666666668, 16.583333333333332, 16.625, 16.666666666666668, 16.708333333333332, 16.75, 16.791666666666668, 16.833333333333332, 16.875, 16.916666666666668, 16.958333333333332, 17.0, 17.041666666666668, 17.083333333333332, 17.125, 17.166666666666668, 17.208333333333332, 17.25, 17.291666666666668, 17.333333333333332, 17.375, 17.416666666666668, 17.458333333333332, 17.5, 17.541666666666668, 17.583333333333332, 17.625, 17.666666666666668, 17.708333333333332, 17.75, 17.791666666666668, 17.833333333333332, 17.875, 17.916666666666668, 17.958333333333332, 18.0, 18.041666666666668, 18.083333333333332, 18.125, 18.166666666666668, 18.208333333333332, 18.25, 18.291666666666668, 18.333333333333332, 18.375, 18.416666666666668, 18.458333333333332, 18.5, 18.541666666666668, 18.583333333333332, 18.625, 18.666666666666668, 18.708333333333332, 18.75, 18.791666666666668, 18.833333333333332, 18.875, 18.916666666666668, 18.958333333333332, 19.0, 19.041666666666668, 19.083333333333332, 19.125, 19.166666666666668, 19.208333333333332, 19.25, 19.291666666666668, 19.333333333333332, 19.375, 19.416666666666668, 19.458333333333332, 19.5, 19.541666666666668, 19.583333333333332, 19.625, 19.666666666666668, 19.708333333333332, 19.75, 19.791666666666668, 19.833333333333332, 19.875, 19.916666666666668, 19.958333333333332, 20.0, 20.041666666666668, 20.083333333333332, 20.125, 20.166666666666668, 20.208333333333332, 20.25, 20.291666666666668, 20.333333333333332, 20.375, 20.416666666666668, 20.458333333333332, 20.5, 20.541666666666668, 20.583333333333332, 20.625, 20.666666666666668, 20.708333333333332, 20.75, 20.791666666666668, 20.833333333333332, 20.875, 20.916666666666668, 20.958333333333332, 21.0, 21.041666666666668, 21.083333333333332, 21.125, 21.166666666666668, 21.208333333333332, 21.25, 21.291666666666668, 21.333333333333332, 21.375, 21.416666666666668, 21.458333333333332, 21.5, 21.541666666666668, 21.583333333333332, 21.625, 21.666666666666668, 21.708333333333332, 21.75, 21.791666666666668, 21.833333333333332, 21.875, 21.916666666666668, 21.958333333333332, 22.0, 22.041666666666668, 22.083333333333332, 22.125, 22.166666666666668, 22.208333333333332, 22.25, 22.291666666666668, 22.333333333333332, 22.375, 22.416666666666668, 22.458333333333332, 22.5, 22.541666666666668, 22.583333333333332, 22.625, 22.666666666666668, 22.708333333333332, 22.75, 22.791666666666668, 22.833333333333332, 22.875, 22.916666666666668, 22.958333333333332, 23.0, 23.041666666666668, 23.083333333333332, 23.125, 23.166666666666668, 23.208333333333332, 23.25, 23.291666666666668, 23.333333333333332, 23.375, 23.416666666666668, 23.458333333333332, 23.5, 23.541666666666668, 23.583333333333332, 23.625, 23.666666666666668, 23.708333333333332, 23.75, 23.791666666666668, 23.833333333333332, 23.875, 23.916666666666668, 23.958333333333332, 24.0, 24.041666666666668, 24.083333333333332, 24.125, 24.166666666666668, 24.208333333333332, 24.25, 24.291666666666668, 24.333333333333332, 24.375, 24.416666666666668, 24.458333333333332, 24.5, 24.541666666666668, 24.583333333333332, 24.625, 24.666666666666668, 24.708333333333332, 24.75, 24.791666666666668, 24.833333333333332, 24.875, 24.916666666666668, 24.958333333333332, 25.0, 25.041666666666668, 25.083333333333332, 25.125, 25.166666666666668, 25.208333333333332, 25.25, 25.291666666666668, 25.333333333333332, 25.375, 25.416666666666668, 25.458333333333332, 25.5, 25.541666666666668, 25.583333333333332, 25.625, 25.666666666666668, 25.708333333333332, 25.75, 25.791666666666668, 25.833333333333332, 25.875, 25.916666666666668, 25.958333333333332, 26.0, 26.041666666666668, 26.083333333333332, 26.125, 26.166666666666668, 26.208333333333332, 26.25, 26.291666666666668, 26.333333333333332, 26.375, 26.416666666666668, 26.458333333333332, 26.5, 26.541666666666668, 26.583333333333332, 26.625, 26.666666666666668, 26.708333333333332, 26.75, 26.791666666666668, 26.833333333333332, 26.875, 26.916666666666668, 26.958333333333332, 27.0, 27.041666666666668, 27.083333333333332, 27.125, 27.166666666666668, 27.208333333333332, 27.25, 27.291666666666668, 27.333333333333332, 27.375, 27.416666666666668, 27.458333333333332]</text:p>
          </table:table-cell>
          <table:table-cell office:value-type="string" calcext:value-type="string">
            <text:p>[9975.0, 10131.063851450646, 9831.3145807389137, 10116.140619591872, 10154.392149344832, 10977.687623321695, 10765.760281314993, 10625.855825804701, 10804.305012814224, 10355.564656632876, 9804.9121309624952, 9664.6705619161803, 9780.0647882118355, 10075.201791156291, 9889.9239209409207, 9948.9347797842547, 10098.338470685696, 9698.2229590392999, 9735.2418410567116, 9751.5736486250862, 9711.3531661820525, 9488.6250377934175, 9557.762467427925, 9450.7850657028539, 8965.4328089090341, 8885.905197697859, 9037.903121333844, 8934.0655754784239, 8628.8946287970139, 8607.7945974196336, 8606.7054230711965, 8332.5284315672179, 8735.6973633489361, 9043.2559005868061, 9014.4277691643147, 9229.2155459348814, 9187.9277358749587, 9004.6036855191305, 8968.5294002721494, 9010.034689558719, 8908.7981920450129, 8875.960105503922, 8978.1106930339374, 9172.7857732094271, 8889.8155744886481, 8457.1712939151639, 8990.073327877466, 8776.9133006942902, 8809.9798187019642, 8867.5043038054864, 9098.1918918352112, 9408.9888567576054, 9763.1132952309672, 9713.3322342772408, 9671.2555065836132, 9794.6977326395481, 10082.251728223202, 10113.251450604177, 9899.144341305222, 9817.3028290801831, 9922.1642943319603, 9953.1786489319238, 9901.4747933614362, 10081.439606467584, 10280.592073040365, 10266.102132269645, 10133.38316149198, 10162.447337475813, 10200.099618484894, 10159.652083148116, 10186.583224573116, 10135.574730330633, 10017.975563331576, 10081.392399188573, 10076.354088529235, 10146.308030295719, 10121.412176486801, 10110.991536662474, 9967.271813100795, 10173.58089217851, 9984.4333768236102, 9913.5947130651075, 9903.6056522184717, 9794.6183732232876, 9696.3500061053855, 9797.4132152526727, 9875.7618532366123, 9588.8472350226984, 9490.287003985788, 10723.326416850772, 11416.506303936076, 11162.778954470567, 11216.728660640971, 11162.294300622962, 11214.468016380455, 11378.057524555774, 11212.344746664608, 10943.117676960739, 10922.729032949966, 10808.753130023601, 10534.311170695948, 10518.821456365184, 10449.212857183193, 10750.839400147162, 10366.67120362939, 10530.591511378218, 10175.678943291572, 9848.7015694741622, 10342.78666231159, 10146.994493995599, 9437.4752898895458, 9893.4287032193715, 10155.782119166108, 10042.046839096514, 10088.04737925605, 10830.24458837617, 10990.602663350903, 10849.832228104267, 10943.031999656636, 11048.629207104648, 11028.15299671355, 11040.25391975138, 10874.224181820675, 11095.199618105918, 11084.500534083827, 10869.59391890177, 10635.409672179703, 10914.021764921075, 10986.159989422857, 10972.33086545074, 10883.361733868431, 11230.047178533465, 11231.358188207661, 11109.760304894942, 11238.745792480035, 11629.995105438244, 11622.467336440164, 11513.043543816182, 11853.247997637365, 11663.69557831808, 11581.2204672472, 11343.037274939266, 11378.937193369758, 11206.649563251263, 11307.206038506763, 11496.064615350999, 11533.565847165763, 11472.917336509849, 11407.609813850355, 11212.21736963745, 11111.832701630992, 11103.168952148382, 11099.487715909614, 11160.575132071212, 11368.232978319524, 11275.96334174155, 11419.110536499424, 11239.069491491724, 11091.34085291623, 11120.270055435702, 11024.845652249351, 11168.623401253248, 10905.499888587456, 10962.60269074572, 10856.627099210178, 10907.444648989313, 10999.05360505301, 10953.438246008776, 10899.788101969592, 10971.236729887874, 10938.38712045069, 11085.006012689959, 11360.792376107955, 11336.675112505629, 11345.520165961045, 11500.44449548117, 11526.469907055125, 11346.175415181911, 11483.705447646556, 11406.374436693815, 11645.807226770747, 11584.069222602517, 11768.223760556997, 11900.128987202794, 11838.867178389901, 11871.62911642934, 12106.172619515859, 12115.99138512659, 11907.509422992596, 11856.877120156818, 11835.450063827404, 11961.876442756304, 12122.935657661445, 12169.690561486912, 12118.271766054106, 12149.14242276941, 12215.839836809424, 12054.045810032629, 12261.038305988795, 12290.300384508802, 12675.635648230293, 12868.973705024669, 13012.513638249489, 13517.925102104593, 13464.716226094672, 14081.025068687788, 13815.898430020092, 13553.005867909591, 13426.036947209561, 13694.25649992065, 13715.084449098733, 14177.654279625171, 14402.493999952199, 14699.837695720969, 15175.884831825391, 15141.964151181348, 15125.740149518795, 15188.607785829048, 14959.199753741625, 14953.704215495802, 14882.198329468862, 15267.802540771212, 15102.048704592842, 15392.262985995094, 15266.235488818929, 15629.445385846955, 15526.792557164143, 15565.87677192427, 15299.326851856165, 15066.157079167751, 15346.396984861671, 15365.258911810928, 15364.395055944819, 15325.855349046738, 15367.250797380108, 15889.871302613838, 15747.179818725319, 15408.51661939831, 15298.641236020374, 15562.596521198988, 15303.113653696626, 15383.001431935922, 15037.612362807087, 15609.411380205303, 15725.527472340546, 15532.776616964344, 15501.24285369158, 15372.431237740344, 15297.081924639991, 15200.335258490919, 15211.057303280992, 16145.451235845618, 15969.147297254207, 15812.345005754491, 15456.231701065071, 15450.008493206809, 15726.383342639409, 15963.180545283249, 15763.444975702465, 15922.107563026497, 17219.580018666034, 17090.525894094761, 16507.599302898438, 16716.172478265638, 16597.653003575528, 16537.750992715628, 16221.627457182454, 16295.90101937591, 16435.021198837283, 16104.514134657969, 16031.961995573129, 16492.610358359496, 16630.51999846067, 16774.049883531945, 16434.111228054124, 16272.591412286998, 16219.190776029276, 16325.184327471155, 16286.445799931611, 16454.317188300814, 16338.204723229392, 16534.172343308026, 16188.214875350503, 15907.15454801076, 15959.212131993332, 15648.239852648174, 15740.466086649278, 15334.862696627997, 15453.250193700787, 15408.949780769288, 15580.794514442463, 15492.013439273085, 15495.155335591306, 15575.867080804288, 15268.550794477953, 15103.698305244241, 15734.695834071985, 15519.994182004559, 15400.796638604817, 15195.284051776183, 14935.19786549048, 15067.910513917908, 14936.981781846785, 14631.03313403442, 14672.762196865395, 14705.538131180087, 14727.238155333369, 14449.087715721771, 14524.65089163313, 14651.581977476784, 14811.559878618405, 14791.823199655253, 14663.386500441422, 15005.815006849291, 15214.411721425429, 15328.144064123469, 15036.439857377061, 15042.722349922169, 15225.405662858308, 15218.177448582894, 15055.368390536143, 15001.260365493377, 15241.156542161581, 15127.962022562409, 14961.946539683524, 15025.504152433281, 15092.327353942903, 15119.100337024913, 15154.827022235468, 15056.322561102079, 15048.779261770167, 15095.846064359905, 15173.385506470187, 15285.636010918945, 15244.879947797464, 15327.445481316445, 15383.570493496316, 15464.514352450329, 15615.846273944902, 15478.854524425364, 15737.202444514623, 15602.953344419891, 15791.588205448494, 15974.214470774721, 15982.973645932358, 15904.070147323109, 16152.038457938521, 15909.908106126004, 15953.152267568825, 15865.420497634939, 16012.042677696665, 16086.554610752242, 16029.426354218594, 16114.589716831739, 16383.51616672771, 16594.67078746506, 16718.086553014869, 16721.849461541671, 16944.419464506489, 17280.268407818614, 17163.620205238618, 16895.1188126573, 17407.982094859995, 17196.459590485836, 17054.565757656976, 16772.063050087065, 16544.303121513571, 16707.809515587185, 16478.153853128071, 16804.820089444605, 16196.384985066808, 16236.47764063943, 16046.390418226329, 15459.465982601283, 15742.32792382888, 13965.132816381447, 15291.015940861827, 15129.606399315333, 15272.569761188639, 14888.192015970404, 14917.26696510621, 15058.607828287328, 15110.282147860053, 15069.804833527593, 14399.545554215398, 14233.393556405146, 14301.649164285038, 14784.079179316026, 14960.754089221919, 15205.438864044761, 14229.549327225048, 14458.829055054966, 14843.512725272043, 15622.957370777131, 15622.638788117711, 15887.352856274449, 16828.917067802366, 16678.743541625525, 16562.833428414586, 16972.336744880318, 16715.959622828053, 17008.890186528486, 16938.18589956576, 15998.247199050807, 16009.18301003655, 15939.529311323564, 16385.820170347433, 15527.757262671792, 15219.404595174416, 15594.347015438427, 15901.536504593849, 16406.575113225706, 17131.873125356226, 17351.94758485178, 16963.775790101561, 17362.840741166518, 17532.190498937525, 17915.059034126898, 17785.141838749445, 17482.720373532051, 17448.999225436193, 17524.830726057291, 17800.759233554829, 17502.911986645777, 17421.370124808884, 15706.370724965454, 15124.209526584393, 16009.567180071042, 15657.359953941457, 14652.589896857273, 14283.430992640693, 14154.404998143969, 13519.785773123838, 13628.078180471559, 13875.077540835984, 13768.828494378396, 14525.960488162204, 14715.186898173088, 14845.898761867327, 15283.85553855284, 14973.006822608007, 14409.918652622617, 14014.137588001875, 13005.668870495243, 13358.802521109275, 13410.333299663926, 13879.90790108189, 13317.310815531328, 13878.541656187968, 14194.547703981119, 14188.108524428189, 14357.869763787152, 14613.360405237032, 14808.424953823345, 14972.002198438015, 15834.549946331852, 15889.381791098465, 15595.034044229491, 16337.340359618882, 16772.028470519748, 17035.384882490362, 16870.635135694032, 16957.59477229909, 17060.579859982659, 17644.727928413209, 17633.317448529117, 17991.872244526814, 18126.51309436217, 18042.321740166331, 18281.213855495298, 17879.102061481797, 18141.3070481381, 17648.566077672371, 18134.95018032593, 18413.646194460649, 18269.177996963652, 18528.740681011073, 18359.466307552357, 18622.203494187521, 18488.22393910489, 18258.58422708563, 18920.808404358646, 19027.719593954313, 19112.678216631961, 18636.232973394981, 18729.450850752601, 18578.499149971049, 18893.682267015272, 19214.005350349667, 18992.376535611122, 18613.396729206674, 18258.5495963496, 18342.584461463368, 18273.542824992575, 18453.887206507879, 18577.093105872489, 18343.441848567483, 17946.689081887158, 18134.386727677247, 18205.786230804013, 18341.686103496402, 18497.799632898004, 18517.002942298805, 19149.914526551358, 18978.625751763433, 19386.500806436299, 18964.171596719738, 19137.883550186016, 19392.553478588114, 19349.841674883202, 19215.377355751796, 19336.139206579566, 19166.953682194136, 19409.899155026418, 19373.121562717508, 19342.071242194208, 19441.263340311525, 19231.308257031138, 19316.697603662815, 19422.750807491957, 19494.898537345332, 19469.548075263436, 19760.677458038343, 19794.328125247041, 19705.948384038948, 19698.117394750581, 20360.361645369419, 17480.188469572055, 18025.572412453137, 18478.44874673527, 17072.740994035219, 17181.198470653657, 16748.271358558308, 16202.977701708163, 16283.625207828689, 16074.434655648194, 17316.289329195875, 17223.754378311893, 16908.413988182063, 16177.840646769058, 16403.204488459138, 16572.472710876697, 16635.055400371974, 17250.049546959999, 17121.041120152742, 17285.077281244565, 17016.105761557297, 17054.083284818917, 17111.99547867215, 17029.355640156136, 16920.588745402609, 16973.64421587743, 16756.441833679211, 16909.970926132104, 16943.421957425264, 16618.577410974765, 16307.447249801349, 16681.36102293626, 16950.693528578231, 17004.279083182533, 17011.991880414142, 16590.06478478582, 16541.833179376546, 16503.065916366642, 15808.814789749835, 15471.147387485835, 15458.394257120042, 14988.592857448493, 14286.819427467746, 15071.970317678166, 14911.692794527018, 14581.11152655572, 14693.145711009311, 15006.633906033747, 14960.412842893958, 14977.412808348847, 15337.748766449602, 15174.344155214789, 15440.519834359347, 15708.40657667123, 15922.66493130643, 16048.526609469896, 15702.526355611508, 15718.721050552729, 15803.616825988051, 15523.387201251273, 15370.788036979062, 15699.339272690417, 15766.35908396581, 15942.864182112236, 15097.251443545489, 14968.301192514056, 14940.137340589808, 15078.202925588388, 15208.894671075763, 15136.87038550396, 15244.821302050848, 14979.126938942522, 14954.291651999456, 15236.856211388917, 15234.406388166921, 15119.537724727566, 15167.580521632222, 14935.203639063027, 14835.752785245812, 15074.366553578837, 14857.515583908596, 15033.215440039581, 14932.769213999341, 14761.882003053908, 15084.148340469212, 14997.22482236486, 14968.237934372903, 15047.67071905338, 15207.679944883599, 15308.95835712287, 15362.531156240759, 15415.819477117195, 15205.434682200554, 15227.196330364954, 15347.441322748158, 15265.688706711508, 15159.443706182115, 14957.775795479914, 15012.96735273442, 14948.460670838453, 15056.288123536928, 14644.235850994733, 14111.411425641934, 14377.875446653379, 14517.623468758411, 14577.320986554281, 14332.711946606698, 14220.11291192208, 14198.485133578823, 14046.324100862434, 13509.816421934323, 12718.635022921942, 13509.54859807801, 13318.044894282742, 13622.168223890338, 13186.840223829464, 13063.208551373693, 13139.943605786635, 13132.272751917597, 12628.631850197231, 13115.918203011646, 12965.651805123594, 12660.574925647314, 12925.733746517282, 13511.986836359069, 13277.108868861567, 13460.266228386008, 13199.329854879754, 13449.752470975447, 13522.964420651877, 13763.705524487024, 13865.999161767244, 14453.191542748591, 15005.17882769445]</text:p>
          </table:table-cell>
        </table:table-row>
        <table:table-row table:style-name="ro1"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4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an, 37.386100500228615, -16.422487460079875, 11.734254061884421, 9.7707492986940601, 42.973362599540224, 30.299671024016622, 23.126340394104261, 24.059809482585791, 11.254151031156931, -1.3936840385172333, -4.4510365261061127, -1.7016987053191719, 3.5575160754397066, 0.47092336441034338, 1.3770708192554175, 3.3721214403379243, -1.7858142943321731, -1.1567823413008946, -0.9031270904937837, -1.2180477462247665, -3.7558290726988135, -2.8150839659270837, -3.7945695871269725, -8.7045664847738546, -9.3167858020533423, -7.1603883150770056, -7.8413686430168212, -10.606159161249465, -10.683061749483578, -9.9206733366625492, -12.218032423247859, -7.6705766022350197, -4.7611602604537389, -5.0238362211543137, -3.0864997250965156, -3.3467645402306729, -4.6132457270663361, -4.7097413166835382, -4.3207925081831124, -5.0095708646876531, -5.1200928427093899, -4.2438261582568195, -2.9698436269828008, -4.6302781453299771, -7.04425756426396, -3.7996265915134919, -4.8314012803171931, -4.5359888062726315, -4.2335231928399475, -3.1459594225799976, -1.6518735819842629, 0.60379203784214153, 0.39635142327831896, 0.15256964951012753, 0.71753921907168183, 2.0884435583291467, 2.2185418010115643, 1.2907439301339214, 0.92512299770325412, 1.3349638064166229, 1.4129106382533587, 1.1427750854273149, 1.7881642639637714, 2.4136740356763933, 2.3594097725366456, 1.9777683025694364, 2.1478877881252187, 2.1719359468939476, 2.0335155086268371, 2.1200387155519356, 1.8495476018396169, 1.4928983400569908, 1.6989803772814491, 1.6535151092183182, 1.8100636222385416, 1.7676313821572609, 1.7202978046502981, 1.1777664159488017, 1.8276260169123841, 1.0965609581442988, 1.036699644057669, 0.96017139823802, 0.57707910982317423, 0.32629463960676874, 0.59249192165695463, 0.86927316659004139, 0.0010887577887410003, -0.31391999570068518, 2.7658565509848243, 3.8959268063038821, 3.1832623964881384, 3.4635828590978637, 3.5328140800387047, 3.7774980098645274, 3.6378058038043326, 3.5120817639885114, 3.0057962099232252, 3.0858894561981027, 2.798909067792045, 2.2503784680298025, 2.3383546382146156, 2.1842800136702252, 2.6762020239222877, 1.7601581160718442, 1.9957905955716528, 1.2442996398339561, 0.38438172893822808, 1.2973424627963639, 0.81776577099871406, -0.88811647425427487, 0.30199468665422519, 0.61387049531077531, 0.35108613404190975, 0.49051141599193215, 1.8312345803110608, 1.8205784608357178, 1.7458090253261116, 2.3521342340217326, 2.439421421389564, 2.2939257803605759, 2.2046335601438432, 1.9560194507159574, 2.3118429700367056, 2.4017091989584727, 2.0175332256098684, 1.4838414264043234, 1.9198471185107311, 1.9612460958422271, 1.9510185311759682, 1.8408684536631246, 2.500164694945787, 2.5205994561495526, 2.2875598917804729, 2.3980497263327578, 2.8845463861831271, 2.7636401368278016, 2.6428070014662115, 3.1092338038977072, 2.9166657474649322, 2.6866541960386328, 2.3999665100430212, 2.4926606878791393, 2.1758358879444915, 2.3555475381222291, 2.6285476066137536, 2.5802574162769965, 2.5591178538732628, 2.4356704709611701, 2.1122456648008496, 1.9572131420534751, 1.8317312619498118, 1.8339222293913489, 1.9584358657731828, 2.2167215038738139, 2.1276930081528858, 2.3912184734811337, 2.1088214144096935, 1.9489185037211758, 1.9443008384479135, 1.8426390267478387, 1.9815436965373174, 1.6462681184861154, 1.6431593747884525, 1.4957260587073962, 1.7159955542269665, 2.0427111455220155, 2.0118059070184535, 2.0082389493819846, 2.0576204649177381, 1.872986013876341, 2.0660890913838066, 2.5239197082387101, 2.507326607892074, 2.4065507715034813, 2.5934785868218304, 2.6890632211753038, 2.3510904001188813, 2.5465127476979554, 2.4180231544785866, 2.7895930999735161, 2.5922340961491943, 2.7307189123252216, 2.7036261646942377, 2.6775036164335391, 2.6384862283022121, 2.8917820853731557, 2.8864984758381618, 2.6932423207086367, 2.5702554055801614, 2.5412976880171043, 2.6558003532737819, 2.8677603815242452, 2.9262610556230113, 2.8687392106264835, 2.8603647721175478, 2.8893024374646425, 2.6205857383216666, 2.791830822953405, 2.8141883732519237, 3.1490744421065431, 3.3233764249742097, 3.5320955804328094, 3.7503396846824915, 3.7484295783948056, 4.1553559997653453, 3.9243272779626119, 3.6832302202725828, 3.6497699358865132, 3.7431751014563432, 3.7614319042326616, 4.0031749324775925, 4.2773984966041878, 4.5533382390790438, 4.8516818239942445, 4.838983614167887, 5.1849989033435868, 5.1632986230793012, 4.9422017004089218, 4.9106763243552187, 4.8030033654511168, 4.9672105567530087, 4.9263114567581949, 5.1419390856942071, 4.9765501987682752, 5.5007921126107808, 5.4826434769272945, 5.4993153296263122, 5.2871153629750314, 5.1229701260692861, 5.2511219831557154, 5.2307484047388222, 5.3632508312547014, 5.2822336606613192, 5.2666433332038816, 5.8949788442671283, 5.8022584399995853, 5.5241384706707386, 5.59835216560219, 6.0065812634405891, 5.6778554473562952, 5.5798712488966125, 5.1627666689458964, 5.7471034393347553, 5.8764682867483167, 5.6610160878261206, 5.5826503201792503, 5.3353466621887113, 5.1931882858712788, 5.0304568198293502, 5.0460817949417338, 5.5639428018088086, 5.4940600854133104, 5.4143927667277145, 5.0604043345562841, 5.2314668031364313, 5.3918323490937281, 5.4485825044373533, 5.4884528728571018, 5.6145262638394886, 6.3974481025364014, 6.2466330214481935, 5.8760975485625169, 6.1980725037991675, 6.0429933126142013, 6.1245973017480004, 5.6533704518593746, 5.7998326126761821, 5.8992909924790178, 5.5177900734966068, 5.4695946600726213, 5.7470258728340902, 5.9279172291844748, 5.9488782562053535, 5.7342304659056573, 5.6627256859843884, 5.4779963547134196, 5.4553209965227074, 5.4714525988226281, 5.6487888388785148, 5.5683312554889932, 5.7876402305745662, 5.4397012118886128, 5.2239062755162164, 5.2045803184113266, 4.8775328407260474, 5.0909467259708663, 4.4777082967901078, 4.6018111419394749, 4.6769827464565639, 4.7773439567807898, 4.6836828299610449, 4.5758361857288001, 4.6582669598570989, 4.3821641240959828, 4.2935106488913615, 4.7979861876911576, 4.5967174928998054, 4.4380859901514409, 4.2411531099242659, 4.0032287405020375, 4.1434535626582907, 3.9982278122447985, 3.9068567355716941, 3.8161820981211467, 3.7888155288788328, 3.7491248344073447, 3.4650342687591587, 3.5622412087411743, 3.6126215378932867, 3.7531770054270441, 3.7364840171949538, 3.599788182787754, 3.8114549308646137, 4.0877892650017307, 4.1465446814161782, 3.8944569419767863, 3.8729781244688399, 4.0298516660522026, 3.9644869227042601, 3.8091215242537659, 3.7535196404159086, 3.8333258362548586, 3.756007007329083, 3.6570781972144211, 3.700573334491132, 3.6607538276617952, 3.5817263765723393, 3.5577277919961485, 3.4899137849361122, 3.4589176286595653, 3.4797220794200108, 3.5233253858756393, 3.5789131154948972, 3.5723102203747858, 3.5694222133939353, 3.4980167874572525, 3.6404672578119688, 3.7229365723323893, 3.5800594894074003, 3.7569130041879273, 3.583319426091272, 3.893807806043581, 3.9627305982471523, 3.9369208364824897, 3.8406541869195987, 3.9032016994946308, 3.8114073363385121, 3.7842467599394078, 3.787731484002856, 3.8700555438158037, 3.8049393357275454, 3.8002172119880866, 3.8642318526808652, 4.0256922011478613, 4.1040986632010616, 4.1634574009240009, 4.1329196809545081, 4.1548135252784189, 4.279969175493707, 4.1750970828636387, 4.0833951292582995, 4.2950686804842686, 4.366478891835528, 4.1771191991828145, 4.0272197649626893, 3.8635543830372621, 4.026270712903556, 3.8418101184150726, 4.0030273129411311, 3.7353010483629627, 3.7058075449819907, 3.5601625457590012, 3.0919347608974563, 3.3561283308284211, 2.2232034861936705, 2.9568115327875635, 2.8970308960973701, 3.037926023724753, 2.8238998160115498, 2.807247441667629, 2.904957012383381, 2.955856766833576, 2.8651191823008091, 2.4419780116851726, 2.3064151562438933, 2.2964731010453585, 2.6988603765666301, 2.8613258433227884, 3.0522999127063914, 2.4601875032205203, 2.6226699989927522, 2.9041447428817788, 3.3938931322093566, 3.4265818510230392, 3.5557877957141706, 4.1799584637880409, 4.0453831463873691, 3.9649191855533283, 4.2406051666799369, 4.2123759872250952, 4.331164009882043, 4.2771723607864267, 3.6791331543746408, 3.6811261990959263, 3.6048169701293702, 3.8919943164202824, 3.4119395087927926, 3.2129512156519304, 3.4004214270369872, 3.5552846253180537, 3.7988547293592432, 4.1955564816164763, 4.3461449043234124, 4.0767486525926468, 4.2847341813820927, 4.386276734700429, 4.5406528001721354, 4.4485056586380392, 4.304323748654248, 4.2538638420773207, 4.2956887919686793, 4.4792753208155993, 4.2991470420650346, 4.2351214530172028, 3.0186704306457277, 2.7069349518199086, 3.1597525514267666, 2.9391875205490567, 2.3224381550476019, 2.2327754175604797, 2.2013519844877796, 1.8768416632462472, 1.8607707855585434, 1.9917760194157952, 1.9325404748013923, 2.3630621098712221, 2.5816691690421165, 2.5903027764639046, 2.7983509374682511, 2.6877471038703433, 2.3917534819465578, 2.0789870496175493, 1.5422907417205947, 1.7269633716936053, 1.7236404778832348, 1.9462793320018987, 1.6526571307541083, 1.958705333568902, 2.1391086520989462, 2.1553033284822747, 2.1965600867177457, 2.3287886242868687, 2.4161968345429172, 2.5584124560016797, 3.0184105518720754, 3.0121769226630732, 2.8191127971264587, 3.1929231725001586, 3.3778605815754665, 3.5627136991439938, 3.4793308516786956, 3.5428751112345922, 3.6875689458721088, 4.0229082679447421, 3.9170145408945101, 4.1637816707178246, 4.5930306638664176, 4.3859775736850741, 4.5576704322909967, 4.354070205549208, 4.5324917821636959, 4.1216753727594941, 4.4004430953891367, 4.5624073764756981, 4.4307395930022002, 4.5834992048383096, 4.5391574548882927, 4.6997517110512161, 4.5067957824396743, 4.3298663116753078, 4.7437171442497821, 4.8345122728012999, 4.8487933379964137, 4.8112921504952828, 4.8639736421667905, 4.6854158029123703, 4.8715956080050047, 5.0195546167188434, 5.0007710155770537, 4.7225768608788776, 4.6035853734052381, 4.5681692319860598, 4.4528728565455689, 4.5554238479165736, 4.6160181412543837, 4.54095635333523, 4.2749007125917036, 4.2991128245197867, 4.3445697813227611, 4.4074130287378432, 4.4442370481186542, 4.5456173138186182, 4.8936121349603701, 4.7405184853143476, 4.8614799477485766, 4.6843023371412205, 4.8109329199842596, 4.8428620285347321, 4.8138371831225486, 4.7153395609637361, 4.7465293451955537, 4.6515794825869685, 4.7670310709212043, 4.7085005876317201, 4.6947898575042331, 4.8294336383931213, 4.6433515309320894, 4.6786271013480931, 4.7044060345171506, 4.7223225341952633, 4.730721339416144, 4.8207424309293518, 4.8103272651360989, 4.7764796501454301, 4.7682149886009819, 4.9648854441606698, 3.6591047625460251, 3.9070318372619224, 4.0377878639397178, 3.5542383796605623, 3.5843282753121151, 3.3971162488915252, 3.0862020011933753, 3.1414826497287489, 3.016928469043255, 3.5656903952817194, 3.5430738913071815, 3.4146154742528343, 3.0461616555322024, 3.1653170209031387, 3.2568098912621926, 3.2199222252561515, 3.5206099978776257, 3.4517429647769338, 3.5093837030469848, 3.4342227548798649, 3.448210376626295, 3.4517024478656477, 3.4731821327126995, 3.462079618100542, 3.4964875898143841, 3.3545590609179294, 3.4051053104745184, 3.4082810030488622, 3.25197556717738, 3.1039077303696714, 3.2758260585458703, 3.3459793198233743, 3.3727082373476986, 3.4208862876819279, 3.2145060491629858, 3.1494720429268028, 3.1277849857308304, 2.8011946301389385, 2.616215211845704, 2.6589818482659489, 2.4073668654978975, 2.0568417029582671, 2.3932158372315677, 2.3771882975387033, 2.1864195159678679, 2.2221156754570179, 2.3579176042514951, 2.3641664857419511, 2.3509439463891688, 2.5065855825242864, 2.4547347700304085, 2.5480607899725465, 2.6998192403629355, 2.7754743298798807, 2.8072003865632245, 2.612058209569367, 2.622668428826171, 2.6783941487071958, 2.5669808823466682, 2.4804909770218724, 2.6344137630917017, 2.6730731424605549, 2.7144064495765483, 2.331851491368222, 2.2623748905456029, 2.2624523445824631, 2.2905420959627523, 2.3332915788447917, 2.2912518645670454, 2.3564235621724134, 2.2310751233495441, 2.211126663582847, 2.3137463899318642, 2.333307725330275, 2.2623782544019622, 2.3108249508653382, 2.1992072051705054, 2.1815754232259552, 2.2470843288972091, 2.1680932733660079, 2.2494898225584774, 2.1763771568884707, 2.1144660829515227, 2.2281605391149797, 2.1717057712519203, 2.1512666914286012, 2.1810493307682659, 2.2850520605707692, 2.308672115180038, 2.3426878778425713, 2.3473234016315399, 2.2580659096171654, 2.2681521879229041, 2.3186767947934741, 2.2601493846266494, 2.1934019951958672, 2.1090395944822764, 2.1138158062508725, 2.106241043391349, 2.1327578949047385, 1.9495042969738232, 1.7076107314027487, 1.7856380336704172, 1.8654432446796745, 1.9154783928778989, 1.7831886834154942, 1.7356304372743139, 1.7250099697568106, 1.6453286273265293, 1.4383650368807328, 1.1108340048229906, 1.4253556055652008, 1.3399346079163108, 1.4794613170448152, 1.2816625422278944, 1.2275011832311749, 1.2778185162560505, 1.1971767467570715, 1.0108832514330148, 1.237563145882465, 1.1593502387987646, 1.040184371623299, 1.1410558730062521, 1.3373342981490313, 1.2849232828652342, 1.3396870185046152, 1.2717194825080351, 1.3848228252479384, 1.3924507513805933, 1.4943275522392236, 1.5014185133672748, 1.6772792105600667, 1.8886301338996676]</text:p>
          </table:table-cell>
          <table:table-cell office:value-type="string" calcext:value-type="string">
            <text:p>[nan, 1.4491526099403917, 0.84758938553024821, 1.1235465949823624, 1.1017727383784994, 1.5091902508629018, 1.3391958378852311, 1.2508179885548849, 1.260409746591076, 1.1165364984832287, 0.98611976773928967, 0.9560255361216573, 0.98305540740890041, 1.035864907239997, 1.004713852620067, 1.0138062235880385, 1.0339100302793816, 0.98218848117913882, 0.98844893577023685, 0.99097724029644363, 0.98783191982639773, 0.96253071404444546, 0.97188244134563173, 0.96208465567024726, 0.91295433515226143, 0.90664489916629132, 0.9281762866114559, 0.92118884489605679, 0.89295361952878094, 0.89191599406269306, 0.89949747117304168, 0.87548854764995687, 0.92226923960460339, 0.95195109668860856, 0.94921899219951777, 0.96891226697634425, 0.96624589670245875, 0.95327187801942537, 0.95223259197280885, 0.95618892382262854, 0.94903343923044392, 0.94783016560108801, 0.9568613412646868, 0.96994321042219089, 0.95276510499726796, 0.92723371989440306, 0.96131715653710936, 0.95051164415658274, 0.95356186158767242, 0.95668833038279877, 0.96798574208666088, 0.98332496632877964, 1.0060167955945853, 1.0039540657153492, 1.0015242442354051, 1.0071424226694814, 1.0206008598834491, 1.0218561121995926, 1.0127913374793249, 1.0091895668647539, 1.013218307113239, 1.0139781155096894, 1.0113259742952874, 1.0176282288966181, 1.0236674980486833, 1.0231344523437864, 1.0194452244380705, 1.0210786394579905, 1.0213009798987165, 1.019959499432237, 1.0207837919228746, 1.0181703178048405, 1.0147114940176536, 1.016703337612145, 1.0162581915157518, 1.0177631516697681, 1.0173480772148451, 1.0168859962292505, 1.0116248967321484, 1.0179060398549062, 1.0108281601213549, 1.010241847814179, 1.0094923489626437, 1.0057303170224101, 1.003249724054704, 1.0058808354999176, 1.0085968365946962, 1.0000108874223079, 0.99684757284086656, 1.0266799306686714, 1.0370325609194539, 1.0305095221157345, 1.0330563212423716, 1.0336644952599818, 1.0358566918344538, 1.0345700962812585, 1.033408976832586, 1.0287739601337254, 1.0294904500301356, 1.0268417738756392, 1.0217433942823984, 1.022553901484887, 1.0211072969980448, 1.0256571730316262, 1.0171072885282266, 1.0193184321552953, 1.0121867773908537, 1.0038185250751885, 1.0126886767843883, 1.0080617786954833, 0.9909740010244994, 1.003003552683162, 1.0060707732325005, 1.0034882291647678, 1.0048606183470163, 1.0177079898855437, 1.0176019916144581, 1.0168959585230548, 1.0225073453342257, 1.0232952294441882, 1.0219539134115145, 1.0211249836755742, 1.0188227118869404, 1.0220886876701376, 1.0228980282366185, 1.0193693779224038, 1.0143913840064143, 1.0184528476732533, 1.0188281348033605, 1.0187267094572749, 1.017702535104144, 1.023713364600616, 1.0238859695039537, 1.0217712073657716, 1.0227605620978029, 1.0270916314260754, 1.0260071566831486, 1.0249202825625046, 1.0290184199853569, 1.0273160583108276, 1.0252722994521899, 1.0227055682220192, 1.0235237454552031, 1.0206698232616165, 1.0222773057795678, 1.0246959261967747, 1.0242567723072984, 1.0240580374699468, 1.0229516809705179, 1.0200460800876014, 1.0186360283810405, 1.0174876348459281, 1.0175014664252635, 1.0186262377918294, 1.0209421302375576, 1.0201366017024511, 1.0224752902920675, 1.0199513573723824, 1.0185056695085222, 1.0184571594731979, 1.0175314287718187, 1.0187787536679069, 1.0157330448767201, 1.0156996634600013, 1.0143431670992189, 1.0163531807477675, 1.0192907480636693, 1.0190072983653442, 1.0189682302877214, 1.0194013194062082, 1.0177429865137317, 1.0194616084578902, 1.0234703606388766, 1.0233157562521893, 1.0224300867531209, 1.0240379576886749, 1.0248469102588835, 1.0219180325550141, 1.0236000476425933, 1.0224799370845477, 1.0256535434338876, 1.0239593224966623, 1.0251286185042134, 1.0248862195138808, 1.0246521771727044, 1.0243085250648969, 1.0264358518242138, 1.0263779698959516, 1.0247379076308902, 1.023682543420684, 1.0234250341961004, 1.0243857693765552, 1.0261540673911753, 1.026627748231751, 1.0261356214423338, 1.0260526346543191, 1.0262799252150463, 1.0240197731962164, 1.0254430393337923, 1.0256164898345961, 1.0283585954697527, 1.0297542732930176, 1.0314066723882487, 1.0331101993218159, 1.0330743756954046, 1.0362014001440012, 1.0344006710038407, 1.0325021292227983, 1.032219898770077, 1.0329297507728299, 1.0330511361461712, 1.0348939361218894, 1.036951016425542, 1.038983224313919, 1.0411411740524843, 1.0410176350084408, 1.0434718019319227, 1.0432828021027107, 1.0416685426740568, 1.0414099756949964, 1.0406027405194382, 1.0417514715317946, 1.0414270898572344, 1.0429265169465807, 1.0417217569023667, 1.0453588270703802, 1.0451963437998089, 1.0452738623043853, 1.0437710170787498, 1.0425919464836342, 1.0434515663298487, 1.043275820763601, 1.0441562609934467, 1.0435632244981108, 1.0434212302674095, 1.0476354399586765, 1.0469781544460839, 1.0450726341505032, 1.0455358835201116, 1.048207098561327, 1.0459927288826323, 1.0453000618811066, 1.0424385834434091, 1.0463376337834578, 1.0471502429562165, 1.0456915041543378, 1.045134238845433, 1.043444014788542, 1.0424496297549282, 1.0413090837658825, 1.0413847685535753, 1.0448282179498571, 1.0443302775036187, 1.0437668370351627, 1.0413578549244156, 1.0424791453908557, 1.0435142434924292, 1.0438549529388619, 1.0440825488032108, 1.0448711596199729, 1.0498038059563177, 1.0488224124156569, 1.0464442402489702, 1.0484356858924657, 1.0474230977807339, 1.0478947250027757, 1.0448705538021701, 1.0457698899859931, 1.0463620315984985, 1.0438924429920653, 1.0435472009837699, 1.045287453557221, 1.0463896516894469, 1.0464825620590115, 1.0450977817243041, 1.0446097684861655, 1.0433989401858579, 1.0432203683164949, 1.0432901871162377, 1.044381210515789, 1.0438385401164185, 1.0451804325466423, 1.0429554477172134, 1.0415417365609636, 1.0413864707408562, 1.0392275664993456, 1.0405922499417701, 1.0365110464591563, 1.0373199031458504, 1.0377951270772467, 1.038432466493344, 1.0377880170692886, 1.0370466147502939, 1.0375686624499609, 1.035701053490466, 1.035079261889738, 1.0384085798485958, 1.0370612819297509, 1.0359831496261627, 1.0346363482615244, 1.0329912614277801, 1.0339305489589647, 1.0329171751139874, 1.03226798924437, 1.031620583131913, 1.0314119365122483, 1.031117381841602, 1.029097046323358, 1.0297710808513894, 1.0301096858320444, 1.0310746066742325, 1.0309410373617012, 1.0299697139466519, 1.0314240546587981, 1.0332869203912789, 1.0336610258074059, 1.0319380870460899, 1.0317730186308181, 1.0328175316794155, 1.0323572282120628, 1.0312823156428237, 1.030883730891071, 1.0314116719354565, 1.0308659587787388, 1.030169098153203, 1.0304515688089262, 1.0301611193561815, 1.0295995022522837, 1.0294174035861163, 1.0289309534869253, 1.028699796611388, 1.0288294347544116, 1.029116444901091, 1.0294842194318468, 1.0294229400119173, 1.0293872762591614, 1.0288798613081382, 1.0298413832796294, 1.0303846011872886, 1.0293970378527217, 1.0305799244767455, 1.02938776322347, 1.0314594749686332, 1.0318969901870845, 1.0317086155534811, 1.0310536270165525, 1.0314501480505025, 1.0308246675954373, 1.030626958245686, 1.0306331552638761, 1.0311607769638802, 1.0307132872822022, 1.0306650079800672, 1.0310700551403067, 1.0321056008558291, 1.0325926135090471, 1.0329536380050257, 1.0327392096029202, 1.0328598129873257, 1.0336334939533018, 1.0329502693643982, 1.0323467859862032, 1.033668065876902, 1.0340940436502222, 1.0328858616884162, 1.0319136074606654, 1.0308414992477268, 1.0318711884741603, 1.0306664950409155, 1.0316866627757932, 1.0299400232175981, 1.0297310675127422, 1.0287561361088937, 1.0255700680729805, 1.0273631802173739, 1.0192653821115381, 1.0245943106303554, 1.0241636700459742, 1.025136765988244, 1.0236263529064549, 1.023498145845692, 1.0241762462873807, 1.0245210317586633, 1.023875388004482, 1.0208276213835983, 1.0198178100031339, 1.0197364300072442, 1.0226589856855044, 1.023796413822035, 1.0251086156014719, 1.020911987621431, 1.0220776155920777, 1.0240528502387825, 1.0273573092179615, 1.0275591072111971, 1.0283889370542392, 1.0323014465517659, 1.0314566395795874, 1.0309405645619831, 1.0326147353268758, 1.0324250483892663, 1.033122445623754, 1.032779177642565, 1.0290630348870895, 1.0290606256382751, 1.0285593704326759, 1.0303540736398187, 1.0272871407618467, 1.0259667893372861, 1.0271855182237726, 1.0281705925739564, 1.0296942886561959, 1.0321043115025912, 1.0329824910823231, 1.0313528733115118, 1.0325813995003066, 1.0331616841700986, 1.0340412507411771, 1.0334868821037777, 1.0326230716972078, 1.032306637235908, 1.0325352019932843, 1.0335874094095119, 1.0325186868774088, 1.0321234370597943, 1.0244778153520873, 1.022351313117029, 1.0253892285343382, 1.0239136146516188, 1.0196151003644023, 1.0189588775447063, 1.0187231817466162, 1.0163008784323257, 1.016173707363079, 1.0171565723341747, 1.0167066704135577, 1.0198557028555664, 1.0213870173322306, 1.0214385174472422, 1.0228546495790238, 1.022092642516788, 1.0200228664280671, 1.0177577285434178, 1.0136641918919647, 1.01509901511736, 1.0150691223106947, 1.016751595872089, 1.0145124582463443, 1.0168336257366113, 1.018155306479777, 1.0182667162600845, 1.0185587141862116, 1.0194971445167742, 1.0201057943142398, 1.0210853955474859, 1.0241553401651216, 1.0241042468466328, 1.0228231842482935, 1.0252466738964985, 1.0264003960369228, 1.0275281296812462, 1.0270037919269372, 1.0273803777143913, 1.028243304242517, 1.0302070104345196, 1.0295747486832432, 1.0309843075046519, 1.0333605051958861, 1.0322013323117829, 1.0331297780646638, 1.031988410170336, 1.032954966798018, 1.0306461198625798, 1.0321928559547799, 1.0330623872772566, 1.0323243569344693, 1.0331395281642026, 1.0328806408226008, 1.0337265513625291, 1.0326682782853895, 1.0316806161367928, 1.0339024888801502, 1.0343617165966021, 1.0344166875914675, 1.0342003052669626, 1.0344561748592758, 1.0334975669345954, 1.0344560273202357, 1.0351995530607423, 1.0350826637736283, 1.0336179387099749, 1.0329696770799752, 1.0327627775488994, 1.0321267544250672, 1.0326586429311613, 1.0329622478630234, 1.0325456202257475, 1.031092465740524, 1.0312081241193651, 1.0314384743614367, 1.0317608072479807, 1.0319412108452024, 1.0324633016120708, 1.0342535400337773, 1.0334471448906239, 1.0340504542993088, 1.0331183248219395, 1.0337533013605547, 1.0338975522917868, 1.0337301414406028, 1.0332053425971675, 1.033347445186704, 1.0328390054554952, 1.033415352730215, 1.0330965354045998, 1.0330077191898193, 1.0336769755822373, 1.0327064430272841, 1.0328701545511532, 1.03298427368456, 1.0330576784739078, 1.0330822747172055, 1.0335202897490485, 1.03344909450119, 1.0332595970181728, 1.0331994201584165, 1.0341648379255561, 1.0272200715531465, 1.0285982474560604, 1.0293015959446252, 1.02658230420192, 1.0267426751561224, 1.0256471723759037, 1.0237830741771181, 1.0241074814014306, 1.0233411498900717, 1.026574577085279, 1.0264330542291791, 1.0256804096588472, 1.0234806987099896, 1.0241891207171208, 1.0247225953306669, 1.0244936138670517, 1.0262326037200995, 1.0258260057424708, 1.0261447612773362, 1.025702126913703, 1.0257710874340604, 1.0257796228447205, 1.0258910763020697, 1.0258160213610237, 1.0260007339561135, 1.025174887972069, 1.025455242799348, 1.025462248761259, 1.0245458813851074, 1.0236619907737805, 1.0246639481026272, 1.0250596173174997, 1.0252024514849847, 1.0254670225306532, 1.0242644736242503, 1.0238725839341805, 1.0237347529956942, 1.0217558933121929, 1.0205940029823031, 1.0208555547844762, 1.0192419608637611, 1.0168996607826211, 1.0191367051158025, 1.0190258367395411, 1.0177600331192842, 1.0179924960404227, 1.0188808208066429, 1.01891508105927, 1.0188225371209112, 1.0198184529253034, 1.0194802375857235, 1.0200673586926348, 1.021008595855087, 1.0214657550163559, 1.0216510184695806, 1.0204402632260625, 1.0204990175507527, 1.0208373124432775, 1.0201360270632189, 1.019583027537903, 1.0205421235855183, 1.0207737439048064, 1.0210201266877623, 1.0186038097100234, 1.0181456696841058, 1.018140228496073, 1.0183173389303088, 1.0185882156501198, 1.0183098541506668, 1.0187247075085497, 1.0179056600117469, 1.0177691600983931, 1.0184311909753041, 1.0185511042703661, 1.0180864428965213, 1.0183940421650224, 1.0176625993330943, 1.0175412969567936, 1.0179636115409929, 1.0174416165078539, 1.0179675911205133, 1.0174849769780814, 1.0170716451784811, 1.0178117831714566, 1.0174378094156169, 1.0172982592593813, 1.0174879211641215, 1.0181561020151999, 1.018301577526469, 1.0185124970697992, 1.0185358160625337, 1.0179591030248532, 1.0180181390062211, 1.0183353477626829, 1.0179551086625724, 1.0175185803770661, 1.0169623764454281, 1.0169885274243127, 1.0169335917999849, 1.0171020732926666, 1.0158817821754567, 1.0142162058780053, 1.0147554865210711, 1.0152991107403564, 1.0156342236509213, 1.0147265688678331, 1.01439300761985, 1.0143152537546525, 1.0137526335804263, 1.0122605366147961, 1.0097825113856767, 1.0121595216865975, 1.0115249762260854, 1.0125487999110696, 1.011083468942517, 1.0106712089207863, 1.0110498781358861, 1.0104356604596361, 1.0089827966702682, 1.0107389290063213, 1.0101394177033778, 1.0092096969019539, 1.0099945532053185, 1.0114781926403362, 1.0110847326602947, 1.0114906818897462, 1.0109810443954081, 1.0118187152748246, 1.0118720640413643, 1.0126089334232296, 1.0126568942338996, 1.0138951589943319, 1.0153313866621083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0.0, 0.041666666666666664, 0.083333333333333329, 0.125, 0.16666666666666666, 0.20833333333333334, 0.25, 0.29166666666666669, 0.33333333333333331, 0.375, 0.41666666666666669, 0.45833333333333331, 0.5, 0.54166666666666663, 0.58333333333333337, 0.625, 0.66666666666666663, 0.70833333333333337, 0.75, 0.79166666666666663, 0.83333333333333337, 0.875, 0.91666666666666663, 0.95833333333333337, 1.0, 1.0416666666666667, 1.0833333333333333, 1.125, 1.1666666666666667, 1.2083333333333333, 1.25, 1.2916666666666667, 1.3333333333333333, 1.375, 1.4166666666666667, 1.4583333333333333, 1.5, 1.5416666666666667, 1.5833333333333333, 1.625, 1.6666666666666667, 1.7083333333333333, 1.75, 1.7916666666666667, 1.8333333333333333, 1.875, 1.9166666666666667, 1.9583333333333333, 2.0, 2.0416666666666665, 2.0833333333333335, 2.125, 2.1666666666666665, 2.2083333333333335, 2.25, 2.2916666666666665, 2.3333333333333335, 2.375, 2.4166666666666665, 2.4583333333333335, 2.5, 2.5416666666666665, 2.5833333333333335, 2.625, 2.6666666666666665, 2.7083333333333335, 2.75, 2.7916666666666665, 2.8333333333333335, 2.875, 2.9166666666666665, 2.9583333333333335, 3.0, 3.0416666666666665, 3.0833333333333335, 3.125, 3.1666666666666665, 3.2083333333333335, 3.25, 3.2916666666666665, 3.3333333333333335, 3.375, 3.4166666666666665, 3.4583333333333335, 3.5, 3.5416666666666665, 3.5833333333333335, 3.625, 3.6666666666666665, 3.7083333333333335, 3.75, 3.7916666666666665, 3.8333333333333335, 3.875, 3.9166666666666665, 3.9583333333333335, 4.0, 4.041666666666667, 4.083333333333333, 4.125, 4.166666666666667, 4.208333333333333, 4.25, 4.291666666666667, 4.333333333333333, 4.375, 4.416666666666667, 4.458333333333333, 4.5, 4.541666666666667, 4.583333333333333, 4.625, 4.666666666666667, 4.708333333333333, 4.75, 4.791666666666667, 4.833333333333333, 4.875, 4.916666666666667, 4.958333333333333, 5.0, 5.041666666666667, 5.083333333333333, 5.125, 5.166666666666667, 5.208333333333333, 5.25, 5.291666666666667, 5.333333333333333, 5.375, 5.416666666666667, 5.458333333333333, 5.5, 5.541666666666667, 5.583333333333333, 5.625, 5.666666666666667, 5.708333333333333, 5.75, 5.791666666666667, 5.833333333333333, 5.875, 5.916666666666667, 5.958333333333333, 6.0, 6.041666666666667, 6.083333333333333, 6.125, 6.166666666666667, 6.208333333333333, 6.25, 6.291666666666667, 6.333333333333333, 6.375, 6.416666666666667, 6.458333333333333, 6.5, 6.541666666666667, 6.583333333333333, 6.625, 6.666666666666667, 6.708333333333333, 6.75, 6.791666666666667, 6.833333333333333, 6.875, 6.916666666666667, 6.958333333333333, 7.0, 7.041666666666667, 7.083333333333333, 7.125, 7.166666666666667, 7.208333333333333, 7.25, 7.291666666666667, 7.333333333333333, 7.375, 7.416666666666667, 7.458333333333333, 7.5, 7.541666666666667, 7.583333333333333, 7.625, 7.666666666666667, 7.708333333333333, 7.75, 7.791666666666667, 7.833333333333333, 7.875, 7.916666666666667, 7.958333333333333, 8.0, 8.0416666666666661, 8.0833333333333339, 8.125, 8.1666666666666661, 8.2083333333333339, 8.25, 8.2916666666666661, 8.3333333333333339, 8.375, 8.4166666666666661, 8.4583333333333339, 8.5, 8.5416666666666661, 8.5833333333333339, 8.625, 8.6666666666666661, 8.7083333333333339, 8.75, 8.7916666666666661, 8.8333333333333339, 8.875, 8.9166666666666661, 8.9583333333333339, 9.0, 9.0416666666666661, 9.0833333333333339, 9.125, 9.1666666666666661, 9.2083333333333339, 9.25, 9.2916666666666661, 9.3333333333333339, 9.375, 9.4166666666666661, 9.4583333333333339, 9.5, 9.5416666666666661, 9.5833333333333339, 9.625, 9.6666666666666661, 9.7083333333333339, 9.75, 9.7916666666666661, 9.8333333333333339, 9.875, 9.9166666666666661, 9.9583333333333339, 10.0, 10.041666666666666, 10.083333333333334, 10.125, 10.166666666666666, 10.208333333333334, 10.25, 10.291666666666666, 10.333333333333334, 10.375, 10.416666666666666, 10.458333333333334, 10.5, 10.541666666666666, 10.583333333333334, 10.625, 10.666666666666666, 10.708333333333334, 10.75, 10.791666666666666, 10.833333333333334, 10.875, 10.916666666666666, 10.958333333333334, 11.0, 11.041666666666666, 11.083333333333334, 11.125, 11.166666666666666, 11.208333333333334, 11.25, 11.291666666666666, 11.333333333333334, 11.375, 11.416666666666666, 11.458333333333334, 11.5, 11.541666666666666, 11.583333333333334, 11.625, 11.666666666666666, 11.708333333333334, 11.75, 11.791666666666666, 11.833333333333334, 11.875, 11.916666666666666, 11.958333333333334, 12.0, 12.041666666666666, 12.083333333333334, 12.125, 12.166666666666666, 12.208333333333334, 12.25, 12.291666666666666, 12.333333333333334, 12.375, 12.416666666666666, 12.458333333333334, 12.5, 12.541666666666666, 12.583333333333334, 12.625, 12.666666666666666, 12.708333333333334, 12.75, 12.791666666666666, 12.833333333333334, 12.875, 12.916666666666666, 12.958333333333334, 13.0, 13.041666666666666, 13.083333333333334, 13.125, 13.166666666666666, 13.208333333333334, 13.25, 13.291666666666666, 13.333333333333334, 13.375, 13.416666666666666, 13.458333333333334, 13.5, 13.541666666666666, 13.583333333333334, 13.625, 13.666666666666666, 13.708333333333334, 13.75, 13.791666666666666, 13.833333333333334, 13.875, 13.916666666666666, 13.958333333333334, 14.0, 14.041666666666666, 14.083333333333334, 14.125, 14.166666666666666, 14.208333333333334, 14.25, 14.291666666666666, 14.333333333333334, 14.375, 14.416666666666666, 14.458333333333334, 14.5, 14.541666666666666, 14.583333333333334, 14.625, 14.666666666666666, 14.708333333333334, 14.75, 14.791666666666666, 14.833333333333334, 14.875, 14.916666666666666, 14.958333333333334, 15.0, 15.041666666666666, 15.083333333333334, 15.125, 15.166666666666666, 15.208333333333334, 15.25, 15.291666666666666, 15.333333333333334, 15.375, 15.416666666666666, 15.458333333333334, 15.5, 15.541666666666666, 15.583333333333334, 15.625, 15.666666666666666, 15.708333333333334, 15.75, 15.791666666666666, 15.833333333333334, 15.875, 15.916666666666666, 15.958333333333334, 16.0, 16.041666666666668, 16.083333333333332, 16.125, 16.166666666666668, 16.208333333333332, 16.25, 16.291666666666668, 16.333333333333332, 16.375, 16.416666666666668, 16.458333333333332, 16.5, 16.541666666666668, 16.583333333333332, 16.625, 16.666666666666668, 16.708333333333332, 16.75, 16.791666666666668, 16.833333333333332, 16.875, 16.916666666666668, 16.958333333333332, 17.0, 17.041666666666668, 17.083333333333332, 17.125, 17.166666666666668, 17.208333333333332, 17.25, 17.291666666666668, 17.333333333333332, 17.375, 17.416666666666668, 17.458333333333332, 17.5, 17.541666666666668, 17.583333333333332, 17.625, 17.666666666666668, 17.708333333333332, 17.75, 17.791666666666668, 17.833333333333332, 17.875, 17.916666666666668, 17.958333333333332, 18.0, 18.041666666666668, 18.083333333333332, 18.125, 18.166666666666668, 18.208333333333332, 18.25, 18.291666666666668, 18.333333333333332, 18.375, 18.416666666666668, 18.458333333333332, 18.5, 18.541666666666668, 18.583333333333332, 18.625, 18.666666666666668, 18.708333333333332, 18.75, 18.791666666666668, 18.833333333333332, 18.875, 18.916666666666668, 18.958333333333332, 19.0, 19.041666666666668, 19.083333333333332, 19.125, 19.166666666666668, 19.208333333333332, 19.25, 19.291666666666668, 19.333333333333332, 19.375, 19.416666666666668, 19.458333333333332, 19.5, 19.541666666666668, 19.583333333333332, 19.625, 19.666666666666668, 19.708333333333332, 19.75, 19.791666666666668, 19.833333333333332, 19.875, 19.916666666666668, 19.958333333333332, 20.0, 20.041666666666668, 20.083333333333332, 20.125, 20.166666666666668, 20.208333333333332, 20.25, 20.291666666666668, 20.333333333333332, 20.375, 20.416666666666668, 20.458333333333332, 20.5, 20.541666666666668, 20.583333333333332, 20.625, 20.666666666666668, 20.708333333333332, 20.75, 20.791666666666668, 20.833333333333332, 20.875, 20.916666666666668, 20.958333333333332, 21.0, 21.041666666666668, 21.083333333333332, 21.125, 21.166666666666668, 21.208333333333332, 21.25, 21.291666666666668, 21.333333333333332, 21.375, 21.416666666666668, 21.458333333333332, 21.5, 21.541666666666668, 21.583333333333332, 21.625, 21.666666666666668, 21.708333333333332, 21.75, 21.791666666666668, 21.833333333333332, 21.875, 21.916666666666668, 21.958333333333332, 22.0, 22.041666666666668, 22.083333333333332, 22.125, 22.166666666666668, 22.208333333333332, 22.25, 22.291666666666668, 22.333333333333332, 22.375, 22.416666666666668, 22.458333333333332, 22.5, 22.541666666666668, 22.583333333333332, 22.625, 22.666666666666668, 22.708333333333332, 22.75, 22.791666666666668, 22.833333333333332, 22.875, 22.916666666666668, 22.958333333333332, 23.0, 23.041666666666668, 23.083333333333332, 23.125, 23.166666666666668, 23.208333333333332, 23.25, 23.291666666666668, 23.333333333333332, 23.375, 23.416666666666668, 23.458333333333332, 23.5, 23.541666666666668, 23.583333333333332, 23.625, 23.666666666666668, 23.708333333333332, 23.75, 23.791666666666668, 23.833333333333332, 23.875, 23.916666666666668, 23.958333333333332, 24.0, 24.041666666666668, 24.083333333333332, 24.125, 24.166666666666668, 24.208333333333332, 24.25, 24.291666666666668, 24.333333333333332, 24.375, 24.416666666666668, 24.458333333333332, 24.5, 24.541666666666668, 24.583333333333332, 24.625, 24.666666666666668, 24.708333333333332, 24.75, 24.791666666666668, 24.833333333333332, 24.875, 24.916666666666668, 24.958333333333332, 25.0, 25.041666666666668, 25.083333333333332, 25.125, 25.166666666666668, 25.208333333333332, 25.25, 25.291666666666668, 25.333333333333332, 25.375, 25.416666666666668, 25.458333333333332, 25.5, 25.541666666666668, 25.583333333333332, 25.625, 25.666666666666668, 25.708333333333332, 25.75, 25.791666666666668, 25.833333333333332, 25.875, 25.916666666666668, 25.958333333333332, 26.0, 26.041666666666668, 26.083333333333332, 26.125, 26.166666666666668, 26.208333333333332, 26.25, 26.291666666666668, 26.333333333333332, 26.375, 26.416666666666668, 26.458333333333332, 26.5, 26.541666666666668, 26.583333333333332, 26.625, 26.666666666666668, 26.708333333333332, 26.75, 26.791666666666668, 26.833333333333332, 26.875, 26.916666666666668, 26.958333333333332, 27.0, 27.041666666666668, 27.083333333333332, 27.125, 27.166666666666668, 27.208333333333332, 27.25, 27.291666666666668, 27.333333333333332, 27.375, 27.416666666666668, 27.458333333333332]</text:p>
          </table:table-cell>
          <table:table-cell office:value-type="string" calcext:value-type="string">
            <text:p>[9975.0, 10130.385980204075, 9838.4880729880861, 10121.311480334121, 10137.438707090789, 10868.040191521695, 10730.598046161414, 10647.831965840971, 10774.988665295978, 10395.975587009214, 9917.0750071491275, 9771.5041738220862, 9890.1277770722063, 10167.217040451102, 10002.401853266627, 10060.851758887955, 10199.246075782472, 9848.8210587660924, 9888.4582210914268, 9903.681182572569, 9873.7497810950663, 9647.1865437485067, 9717.5957598655423, 9612.2628635305809, 9106.719493143808, 9006.9277252553948, 9201.2305377019911, 9095.051412591456, 8740.7082276095935, 8687.3572135075574, 8738.0160433348883, 8400.7828849671587, 8954.8133119027425, 9321.977113027142, 9265.069143998131, 9526.0107431148663, 9474.2403556679856, 9265.5693055345801, 9231.1552307962938, 9274.6265393766935, 9142.1588437456776, 9102.504179022053, 9234.187096249294, 9444.2332592901676, 9128.2378841727805, 8657.5037024337562, 9248.5588910350143, 9031.2159561480385, 9070.07023314861, 9112.8165422581897, 9321.2303074950942, 9624.8544216687733, 10105.494554178633, 10062.308786959027, 10009.242350711929, 10139.024980859667, 10461.085238201109, 10500.586418545896, 10286.149958657908, 10201.857505093045, 10307.906599225145, 10333.217000254672, 10269.478854826051, 10443.219636492264, 10617.037293489921, 10612.409296361853, 10517.526567498579, 10573.119627499495, 10588.843396990902, 10558.17411945839, 10591.798763805891, 10520.789937630359, 10421.749828262055, 10490.48126509455, 10483.559240778959, 10539.23076974467, 10533.350562838925, 10525.549056794491, 10356.817149970402, 10575.089579990576, 10339.606518582979, 10324.01141454479, 10302.238414661995, 10174.074259166813, 10088.917616052713, 10184.316286697871, 10285.710827483028, 9975.3936880116726, 9860.1837615724744, 10998.10762481273, 11432.320120983046, 11178.969524521748, 11299.387495747545, 11340.54304237496, 11450.821253728947, 11411.364885345867, 11376.320623831416, 11186.80552825686, 11231.92134912769, 11126.663615488058, 10910.313550774887, 10956.597432973029, 10900.998208295321, 11120.665360178482, 10735.828345672055, 10845.975489598692, 10523.191760074347, 10145.941762016248, 10557.344597987718, 10345.473449442761, 9568.9642494268737, 10114.323361221135, 10260.756715567166, 10139.889797141121, 10207.410440289677, 10850.272903308052, 10852.74639043042, 10823.954195096863, 11128.574833398034, 11181.522588635395, 11119.095482954837, 11083.72399635609, 10966.82411272866, 11156.857473338452, 11212.780878413223, 11023.171558617627, 10752.069206990114, 10988.379302461399, 11018.382922988065, 11021.050779355815, 10969.644236369857, 11336.261546251264, 11357.863876630048, 11239.520216428275, 11310.56381945945, 11593.500948872439, 11537.147587341915, 11479.83082417862, 11758.339913648078, 11660.012489793256, 11538.296910319979, 11381.455373838649, 11446.13717972767, 11268.194461025509, 11384.795201566154, 11559.11064354832, 11540.732453414585, 11538.54103628363, 11473.24179844999, 11283.074135604951, 11195.200068248963, 11124.583091679315, 11133.580368417985, 11220.381607269328, 11393.840307573233, 11345.699730095992, 11525.40627774333, 11351.071873571525, 11254.8304199124, 11259.879057208063, 11200.354952787313, 11300.962349186049, 11083.452902528183, 11088.189127688715, 10994.524274766429, 11151.797576172212, 11384.343020963595, 11371.38190627459, 11377.252846405971, 11420.285474686125, 11298.381680429502, 11443.408256416935, 11779.287101427148, 11777.846185030898, 11715.387436066674, 11861.350440883691, 11942.049746289735, 11704.594347162456, 11858.941962156294, 11773.933663708491, 12061.964337917687, 11925.089106143736, 12040.618187242009, 12031.361163202908, 12022.620890667549, 12003.748551480498, 12210.528288373785, 12218.440737267842, 12079.432218343711, 11994.015941564641, 11981.831018006007, 12083.290511694184, 12263.472784456348, 12322.318594899596, 12288.100284768267, 12293.236261402144, 12328.697998119635, 12120.686466555188, 12272.502277864218, 12302.597614839333, 12592.668130001064, 12751.369436526111, 12940.41499574712, 13139.231910835706, 13153.199728781496, 13515.493166675067, 13334.959961300614, 13143.84409982264, 13130.22610957389, 13226.532446724437, 13258.02478391307, 13485.659316566209, 13743.922750320366, 14005.984967964694, 14290.26775232888, 14299.085513972836, 14629.832765476705, 14631.811298771616, 14452.943628176759, 14444.789665609202, 14366.746202284365, 14537.538121707537, 14520.446002257577, 14740.77410445639, 14608.168235053265, 15119.100124058676, 15124.915550921269, 15163.432159898375, 14985.202695839214, 14850.946910302882, 14994.744420772917, 14997.008851212213, 15146.514614037345, 15090.348090944801, 15097.139806749101, 15732.736368049034, 15666.290247334593, 15416.449022937886, 15512.819982811616, 15941.599956905813, 15638.660808737905, 15564.112910652597, 15167.775250209144, 15779.394876745624, 15934.473401298637, 15739.506538181693, 15682.911036738273, 15452.233537486292, 15327.878825661821, 15181.051203196519, 15218.194365056645, 15779.409454774483, 15729.341181959766, 15668.403193988152, 15317.205600936888, 15519.537394636627, 15711.909619435726, 15794.937455755411, 15860.336621225581, 16018.862069077464, 16888.242355803399, 16751.230377297848, 16373.702974287795, 16750.074315949721, 16605.674412265933, 16720.669746878382, 16225.15437018378, 16411.182997148248, 16546.072754247565, 16144.061733109003, 16112.910757600244, 16448.126672954972, 16676.51042759305, 16724.931893892506, 16505.213332454186, 16447.31849890247, 16258.946568400632, 16255.608776027908, 16296.921512152121, 16525.300232633283, 16455.145498575315, 16734.421198039476, 16350.669801659198, 16119.45650950484, 16118.356493344771, 15752.590072741275, 16026.544736327494, 15316.206356149225, 15483.367936901552, 15592.787057048467, 15733.192387907346, 15639.768017749448, 15528.349190905115, 15647.750161208478, 15329.730674387536, 15239.246572164142, 15877.722507407047, 15649.21680271985, 15471.846879176945, 15245.560491323697, 14966.525835813478, 15158.589889809355, 14993.525572082019, 14895.075612087616, 14796.746080976069, 14777.915685280308, 14743.183828459691, 14396.275444615787, 14535.114027339796, 14614.622104462513, 14810.733997929907, 14804.75588760109, 14643.02532603002, 14933.345541155093, 15309.820477656322, 15403.734044622837, 15089.882386168762, 15077.769709554086, 15301.20457387537, 15231.290208424176, 15041.13162725751, 14982.781687758637, 15105.187883232829, 15017.322032120315, 14899.71292732387, 14973.665074480599, 14935.092639367504, 14842.901932609613, 14825.072412438749, 14747.129921482796, 14719.121710058385, 14762.118909447097, 14836.748616835148, 14928.327592879798, 14934.036394046523, 14944.862709930212, 14859.980443684053, 15074.043217574696, 15205.027833519694, 15019.191943715983, 15283.987689043064, 15053.571435359921, 15509.804433303072, 15624.243973794901, 15603.812565960839, 15482.138042712681, 15588.047993979497, 15471.883124354959, 15448.439907407361, 15469.222884155017, 15604.721423894553, 15525.811969055281, 15534.71778113857, 15644.431914109811, 15898.051256701363, 16030.469324469941, 16135.355656842175, 16107.348730356282, 16157.102849768957, 16361.115256946814, 16221.98901023472, 16101.75157315871, 16437.199271581114, 16562.788575591483, 16294.459208463701, 16084.418234066055, 15852.190633046495, 16116.446867735483, 15851.048576115854, 16114.267857412871, 15719.192643435668, 15689.23942787645, 15479.456316061636, 14768.36848604256, 15191.891732252105, 13440.071058559666, 14595.757222863765, 14514.37581753807, 14747.771653648069, 14423.259938302943, 14408.696428183812, 14575.090209015721, 14667.976840492083, 14535.822063350653, 13872.396906649536, 13665.624627358393, 13659.260501920831, 14316.032576320657, 14589.245588088412, 14909.90126824033, 13962.810181001512, 14237.084623675628, 14706.577822340138, 15518.60625398284, 15586.241942415916, 15812.603495245123, 16854.689136587142, 16650.008609762484, 16533.719755252496, 17007.381074381381, 16978.075078761722, 17193.561566844968, 17121.353045056472, 16137.43306066645, 16156.071029056946, 16042.920815500578, 16542.497159314451, 15746.615548451957, 15423.362023941761, 15755.397636454094, 16033.427206831046, 16464.274877217635, 17159.366030208013, 17435.293545299399, 16989.810447158012, 17365.496973168269, 17558.872474297041, 17844.660779698337, 17703.4444870726, 17470.845298164226, 17400.651069326224, 17491.515704021946, 17831.368958003011, 17533.303544985523, 17438.342780579565, 15307.198315382804, 14767.797515631637, 15582.672098377423, 15203.447200616703, 14115.979806642219, 13965.388316571371, 13918.37811896228, 13344.869206358637, 13323.747774047843, 13567.790481022454, 13468.972786551079, 14257.163925850389, 14664.037305434276, 14690.48431062901, 15080.853630811212, 14890.217516202891, 14358.859905519108, 13794.229146838039, 12814.694631607366, 13161.895032039087, 13162.926927609977, 13582.793669240269, 13045.378721264453, 13622.109331105295, 13966.910980543524, 14006.090756552005, 14092.383240049705, 14349.920529300918, 14524.170096386757, 14802.56440369667, 15683.097329579332, 15683.828312677189, 15329.640466316978, 16052.928816552332, 16419.007966357422, 16786.463253550923, 16641.506640905496, 16777.984502653773, 17071.150253683081, 17733.178594731435, 17545.242633800655, 18039.464387117168, 18889.92898635647, 18506.27462801418, 18859.181517344234, 18480.40401715253, 18847.777584690011, 18060.696662510938, 18625.85858399485, 18963.227682118155, 18722.249180872313, 19042.880239371989, 18974.021502986507, 19311.937977449063, 18947.326215996385, 18613.083291792238, 19458.431777159105, 19660.038867506253, 19708.801101235989, 19653.515572240074, 19779.706868374025, 19439.247083395305, 19835.566222690381, 20155.911651359995, 20138.598266877652, 19592.822938233639, 19369.62298873382, 19316.335058257493, 19099.075635338639, 19328.13930174421, 19471.736072796324, 19336.181522400577, 18805.475375094506, 18873.357463101362, 18985.50195865774, 19134.155200345831, 19229.151475852821, 19459.146424200433, 20205.554944272306, 19905.201097112229, 20178.79064657916, 19826.380583904058, 20112.688053983082, 20200.09781549752, 20158.822993307724, 19970.046325630319, 20055.886683985169, 19873.561138945068, 20139.055091808837, 20033.828661614989, 20024.050977804764, 20332.324116738848, 19952.546706825669, 20047.79173500861, 20122.84485451923, 20181.119577029513, 20218.933555380088, 20433.902000303162, 20431.29856986256, 20377.575618060477, 20379.394111845737, 20829.170496956005, 17989.69724723792, 18548.981366871289, 18852.70752322521, 17804.320730696032, 17885.500493355234, 17486.448665830274, 16811.805426956162, 16947.324398407349, 16683.42328796165, 17918.466778088849, 17882.80876222032, 17610.29361389648, 16799.068456254281, 17079.158388789481, 17298.038815812142, 17228.478547806717, 17920.466669897633, 17779.390843360648, 17924.30242860502, 17768.324625433313, 17814.398534685613, 17836.683787819995, 17900.04186825885, 17889.097627001709, 17982.284376386484, 17671.19712551096, 17801.315327502823, 17822.780027082696, 17476.393015349946, 17147.742776418014, 17558.63969509802, 17734.953413792871, 17810.960603815292, 17937.112834579686, 17470.123120193683, 17331.576166268962, 17293.919123329339, 16541.35036237444, 16118.609127942045, 16230.088611680128, 15648.185709189436, 14830.689050258728, 15634.731091067917, 15606.707651137784, 15163.851790660869, 15257.802253939628, 15590.454459450069, 15615.162432953501, 15593.38869687849, 15975.765884563141, 15861.837530840738, 16096.238286510923, 16472.030632582144, 16665.627806466688, 16753.774858465626, 16293.405555310201, 16329.971478211015, 16476.13219744954, 16216.373360968204, 16016.390805222834, 16402.228653072882, 16507.656626030788, 16619.951813764939, 15693.137078989512, 15532.170422548626, 15541.76399384515, 15620.398892702697, 15735.459415996756, 15641.194259453536, 15812.155716446339, 15510.924870908661, 15470.617126918693, 15735.288551459431, 15793.686140042373, 15626.208781534751, 15756.828453624505, 15486.694332733417, 15451.572403080858, 15625.36376639731, 15435.749426461047, 15650.111339530264, 15474.705075457165, 15327.044041275765, 15624.083266824948, 15489.9789402889, 15447.015737985075, 15531.836590256436, 15806.310042822817, 15876.182364410975, 15972.866639246444, 15994.490801915181, 15774.98341797104, 15810.31766172278, 15949.940265583433, 15808.516191389652, 15645.355420455417, 15436.028492475218, 15457.181293511638, 15446.290210372059, 15524.036150436834, 15055.347275904503, 14432.0774603026, 14643.16003071144, 14859.546545990936, 14998.521661421622, 14658.990874161649, 14541.280965115226, 14520.509083432305, 14317.382163151939, 13777.138179364607, 12915.967741331518, 13754.597642332174, 13533.656953843234, 13910.367103339209, 13389.549272267333, 13250.356750980534, 13389.930052865662, 13179.393209788646, 12684.956866380662, 13297.779698997801, 13092.601481214766, 12776.47655887445, 13052.891243446271, 13587.892189843242, 13451.641018760018, 13605.384359270194, 13426.486416760636, 13739.20809330363, 13765.729600203762, 14049.284071180244, 14074.857847392057, 14562.044151029802, 15147.898917059505]</text:p>
          </table:table-cell>
        </table:table-row>
        <table:table-row table:style-name="ro1"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4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nan, -17.329530774734746, 9.9606351538276154, 29.169612767473318, 22.581030431398791, -1.9165738505696004, -2.1410103012020771, -0.085441331611821172, 2.8806187791704265, -1.5459257225683158, -1.6576988814133866, -3.2136901667483553, -9.1073365372576518, -7.6134907904809177, -11.009601421775656, -10.364868243853387, -8.4344702473457929, -5.9630827814355296, -4.2974897199403488, -5.5886360433457529, -5.837481263540667, -5.0471363796430122, -5.4036359174050697, -4.5817021825153681, -5.2788499094606971, -3.8688849392765259, -0.18361921440605281, -0.60619777641684791, 1.3227117238154573, 0.57812672051730629, 0.64016089487623484, 0.48489377365824582, 1.7816681981412466, 1.3744466453864668, 1.568120096617325, 1.5364029493020093, 0.92722104747713219, 1.0993086508735657, 1.2252235902633488, 0.65933103752309929, 0.58739523750182132, 0.43261848774062667, -0.18155517295632259, 0.36010602822908638, -0.78694894172550067, 3.8567554097712109, 3.4252452148025836, 3.7463673916336244, 3.4469840272502998, 3.0354483138827217, 2.2087939056221839, 2.1441236016545631, 1.7180325243255077, 1.1991822693534446, 1.259774271551815, -0.92077839686275098, 0.56644968300843579, 0.44392461534511823, 1.7943054080121108, 2.3556733509150338, 2.295098943953028, 1.9547660337249615, 2.3987515565066544, 1.4894187186734762, 1.9732023159760461, 1.8525871630210644, 2.533707492141974, 2.4071505156201383, 2.7789911870377475, 3.122100113795736, 2.6910650474855045, 2.4985955697503144, 2.3581506538941879, 2.5769586352107341, 2.4327953025676918, 1.9546264184069064, 1.8264310192979698, 2.2079959536921208, 2.3845209476075646, 1.9427299121930113, 1.8356254025344596, 1.6378189497038003, 1.4865676175661553, 2.0591540277590172, 2.024698128052993, 1.8931849759575416, 2.5453423772183918, 2.4237170557828382, 2.7085335282929592, 2.5653381791752774, 2.808565121799989, 2.754145985459286, 2.6925674056618352, 2.910675236001214, 2.7128846776427782, 2.5607947476814172, 2.8873172988232843, 2.8868308396822391, 2.9088460836048804, 2.8097198572066704, 3.1665927115151886, 3.5487825265636523, 3.7605308709386462, 3.9322569602959052, 3.6623347446572554, 3.7744224440811731, 4.2852413105373497, 4.8586295890261697, 5.1679564034284811, 4.9185823713094754, 4.7822495079925575, 4.899149367449108, 4.9496302446265288, 5.4576327817064234, 5.2666818092522583, 5.2269754210938437, 5.339071852242113, 5.2429210206524584, 5.7727705467465018, 5.5803421455794, 5.6513387086641638, 5.1417445447920676, 5.8569882548790213, 5.5650347243196814, 5.1771061457520737, 5.0190056118145634, 5.4519726235490413, 5.0150319701118855, 5.3421081047991494, 5.4300038387661527, 6.3435288404507579, 5.8249278553212918, 5.9881121978258989, 5.5893985901488659, 5.8324473513406119, 5.4099614145055961, 5.8669025394557321, 5.672735877368777, 5.4092770308211007, 5.4000518548516512, 5.4957038116724739, 5.3666606225203433, 5.1315090614243619, 5.017034689513066, 4.5262997181938163, 4.7018467739574845, 4.5008143848797166, 4.3091438832062803, 4.7092274163083987, 4.3491263286183353, 3.9178468574883043, 3.9115542254003923, 3.725358816658904, 3.6604250439933055, 3.4707513463220012, 3.6618501243143693, 3.5082389650899235, 3.9917646998233964, 3.7999766107273016, 3.9331534956286696, 3.7173498084189722, 3.7420868536757026, 3.5678554558391133, 3.5730737614581782, 3.4714275350264456, 3.373692627518011, 3.4379859936473673, 3.4888617118489553, 3.4188887101019168, 3.6416034639880452, 3.6748407447914686, 3.7962106648491072, 3.8409575978601027, 3.8091189002679968, 3.6884630700566357, 3.7714427782711843, 3.7003931024502021, 3.9232122778447693, 4.062649652354752, 4.0560237042745397, 4.0610529333454428, 4.1792201858029498, 4.0549201167722986, 3.7434940281550508, 3.7198622103800325, 3.6111590171632861, 3.4386422138695343, 3.2333911462013991, 2.8413532664430559, 2.9207578057363928, 2.6937109958625705, 2.8415686412375596, 2.334741716992911, 2.1903822570203064, 2.7568018166170791, 2.3648732229585745, 2.8040384289398408, 3.3225028209633547, 4.0967528085437461, 3.9055374578170583, 4.1370883572077517, 4.2064530244895799, 3.6139579573649603, 3.825280719735054, 3.1496516609642837, 3.4905672919175497, 4.1466179249716699, 4.0310027043574266, 4.3421306219295523, 4.4060774285645889, 4.2169885017795128, 4.4428648976741529, 4.1993921513222023, 2.6712682387049078, 2.901069853511574, 2.1923749256610003, 1.8382142298620492, 1.9519969973488152, 2.322680940134219, 2.545525030550936, 2.6390491816675681, 2.0331002160608627, 1.6819125070878156, 1.9038802235568224, 1.917499951574102, 2.1133364173461211, 2.2844046286730202, 2.5125667591592626, 2.965449828910026, 3.1424177856785729, 3.5110119193451408, 3.4934544121821305, 3.9748695805898531, 4.114877658927794, 4.3009097216447811, 4.2703805080554309, 4.0409297550416099, 4.4795813721837421, 4.5002036156420466, 4.616495900314348, 4.2503564327111381, 4.752340148419206, 4.7290432257534256, 4.6037111709136864, 4.9339735212569593, 4.6356407046976456, 4.4786583498686063, 4.4666867234937389, 4.4528034684087947, 4.2161901038558254, 4.324945136257865, 4.4574520145097436, 4.6501515196346714, 4.5908622245046358, 4.7477983260229504, 4.6220813135005523, 4.5629311071161567, 4.6208665682119268, 4.7418182681706815, 4.5926660860919579, 4.6361581766870614, 4.7340855717144104, 4.6891170217097713, 4.877642861522884, 3.8209814442137571, 3.4477919124783094, 3.2914411264764678, 3.0397791241056549, 3.456438529027877, 3.3093219191100394, 3.0634662902378951, 3.1168924025385945, 3.3471152030644897, 3.3295477970151306, 3.3466615393480099, 3.360845614488682, 3.2549319191432415, 3.3091580908168914, 3.008668978135308, 3.2472236460899242, 3.3217651085954358, 3.0542234040047322, 2.7118410423920061, 2.570220497210884, 1.976187693276263, 2.2890064315131156, 2.1362324300013493, 2.2747870570737008, 2.4155712330608892, 2.4564942095089712, 2.6800720666578015, 2.5195563043336229, 2.5851023352658986, 2.3897261541076076, 2.5799882340929869, 2.243616243344102, 2.175494417390675, 2.2454802602134851, 2.2684524015265968, 2.1267063161295487, 2.247192148612196, 2.2253283943323248, 2.0972727576009866, 2.0796499385706411, 2.0856289705924018, 2.1365491174810241, 2.0617789866077598, 2.194157313822009, 2.250260902366414, 2.1671630427220401, 2.2265149898669438, 2.1040388088759889, 2.0258733416408008, 2.0445137273360761, 1.6263458705014595, 1.7816561562607314, 1.7001340810840806, 1.6429066953244715, 1.3609800535431373, 1.3483621966033952, 1.4012325503459619, 1.1532245091860613, 1.1229912434623375, 1.1636904718079033, 0.96978108601476742, 1.2625945658875375, 1.2648996848848135, 1.3107192239464589, 1.4188980561869686, 1.5998011411310038]</text:p>
          </table:table-cell>
          <table:table-cell office:value-type="string" calcext:value-type="string">
            <text:p>[nan, 0.83982747987098127, 1.1038329290327495, 1.3251831095232032, 1.2432335182217449, 0.98094128389581547, 0.97870449511572555, 0.99914573877904278, 1.0289440477052085, 0.98457069369828265, 0.98344599578493175, 0.96790652049440762, 0.90892663462742351, 0.92361609655197596, 0.88884076346921415, 0.8949334308078174, 0.91441027385220064, 0.93959999216242296, 0.95654964454574687, 0.94316386372315264, 0.94043451780937082, 0.94853090484628821, 0.9446847511988139, 0.95317679872843075, 0.94573939423648101, 0.96046547547134697, 0.99816183706556005, 0.99391489114117026, 1.0131123284998711, 1.005757765869113, 1.0063711331446954, 1.0048304482545858, 1.0175587560072519, 1.0135824951313697, 1.0154611343569682, 1.0151432498474289, 1.009187541054573, 1.0108695337914155, 1.0120930614785022, 1.0065449874315875, 1.0058341393136836, 1.0043037582165928, 0.99818031295933418, 1.0035844333277513, 0.99204653938624365, 1.0366779564748525, 1.0327065245020739, 1.0355756729431917, 1.0328186107838502, 1.029028955845346, 1.0213546972304945, 1.0207318640356855, 1.0167089304542294, 1.01175357844054, 1.0123289900729253, 0.9906363896474788, 1.0056065804287027, 1.0044027537348128, 1.0173561457882152, 1.022539779872462, 1.021964668752686, 1.018811096429163, 1.0228711128024857, 1.0144438650016461, 1.0189383872022011, 1.0178109574563754, 1.024003809575859, 1.022842635382615, 1.0261432912712476, 1.0291307075070513, 1.0253113918969647, 1.023576676290429, 1.0223006202268052, 1.0242275662223679, 1.0229261084691454, 1.0186125495544749, 1.0174331629471407, 1.0208641244921812, 1.0224160123494717, 1.0184497973144253, 1.0174678593418396, 1.0156557899194452, 1.0142588630947129, 1.0194375378814076, 1.0191152096507965, 1.0179243827969018, 1.0236559272973222, 1.0225794583036718, 1.0250134977056227, 1.0237620501239066, 1.0258143811212925, 1.0253274491063156, 1.0247801870818587, 1.0265941910564489, 1.0249040315714166, 1.02359105832539, 1.0263172112498824, 1.0262862421953114, 1.0264421141289741, 1.025592061003344, 1.0285012251994354, 1.0315392787722031, 1.0331691510515384, 1.0344620144422016, 1.0323183928099164, 1.0331520657741806, 1.0370100277755068, 1.0411916569096347, 1.0433504939139016, 1.0414986244310993, 1.0404527050458685, 1.0412326167728068, 1.0415301213608101, 1.0450238214955438, 1.0436289640144425, 1.0432838400876125, 1.0439898800775544, 1.0432575738970871, 1.046781416328427, 1.0454147401573546, 1.0458156801216199, 1.0422943749174589, 1.0470224765419318, 1.0450170784590991, 1.0423404751723737, 1.0411997941576028, 1.0440511875493053, 1.0410497203391775, 1.0431843193720245, 1.0436980524532389, 1.0494689473039216, 1.0461175267260669, 1.0470772234031904, 1.0444587994273953, 1.0459395076575966, 1.0431612230008191, 1.0460070420835503, 1.0447086221717969, 1.0429580677487083, 1.0428331814000504, 1.0433778942600993, 1.0424895937591738, 1.040914389455379, 1.0401123378041555, 1.0368139181584755, 1.0379340874269203, 1.0365454912589251, 1.0352076302965449, 1.0378277078685731, 1.0353870174134217, 1.0324014957505647, 1.0323195674911509, 1.030986684308911, 1.0304963864629373, 1.029122107541889, 1.0304380722598023, 1.0293249634504249, 1.0326379973074109, 1.0312911265943225, 1.0321639320846125, 1.0306522958027278, 1.0307878951756633, 1.0295514433539656, 1.0295556162301758, 1.0288174439246103, 1.0281034606931874, 1.0285238030031234, 1.0288470805813887, 1.0283314657036227, 1.0298328884659571, 1.0300259490024382, 1.0308093325471783, 1.0310730991929986, 1.0308266430600688, 1.0299868681646633, 1.0305079730104083, 1.0300014603093792, 1.0314390100743225, 1.0323071086107198, 1.0322271782520249, 1.0322223179573344, 1.032937741165683, 1.032109068722755, 1.0300584952026728, 1.0298711646273675, 1.0291240197312426, 1.0279459279381764, 1.0265303307184768, 1.023781126030149, 1.0243195637199742, 1.0226889468180542, 1.0237201007870815, 1.0200358860180079, 1.0189417318280354, 1.0230607579317075, 1.0202131897777551, 1.0233538838970306, 1.0268711181839385, 1.0317911595305915, 1.0305701875152313, 1.0319667841151856, 1.0323522703132519, 1.0286324597768859, 1.0299382521098353, 1.025545389600536, 1.0277552729034798, 1.0318100136216202, 1.0310752641263814, 1.0329020462510332, 1.0332393288180006, 1.032088036956416, 1.0333765292579504, 1.0319121345622582, 1.0221045170562917, 1.0236570030384315, 1.0186641196217572, 1.0160067175771983, 1.0168583549564036, 1.0195668658787815, 1.0211271359851102, 1.0217582600624044, 1.0174190356537913, 1.0147513934353043, 1.0164341372638477, 1.0165259929559234, 1.017961562166398, 1.0191817359831494, 1.0207690647742544, 1.0237990794904883, 1.0249240027850477, 1.0272115610866788, 1.0270777000437459, 1.0299279360160558, 1.0307048153712461, 1.0317260270802862, 1.0315202679632782, 1.030184567285708, 1.0326104542219108, 1.0326868891146408, 1.0332801967867689, 1.0312392234050611, 1.0339287452503181, 1.0337668432693288, 1.0330625077919113, 1.0347593056630633, 1.0331584768113178, 1.0322832323313587, 1.0321835921103728, 1.0320739509281525, 1.030754213576593, 1.0313153295381825, 1.0319945705911704, 1.0329770140115164, 1.0326303341675254, 1.0334098937244252, 1.0327217668896502, 1.0323773553409215, 1.0326437373478781, 1.033230691084674, 1.032426430832238, 1.0326157637671878, 1.0330811559234137, 1.0328157455451257, 1.0337308635624407, 1.0281199362224571, 1.0259661948539121, 1.0250249177235482, 1.0234905017229716, 1.0259461356743476, 1.025064737860047, 1.0235759471923829, 1.0238785083273498, 1.0252199762689291, 1.0250955005167872, 1.0251731492141463, 1.0252333532074771, 1.0245947602497116, 1.0248898407983007, 1.0230913574012628, 1.0244866997601014, 1.0248982533501088, 1.0233078261229651, 1.0212019726024106, 1.0202951913926901, 1.0163446007419714, 1.0184477860605101, 1.017417223878152, 1.0183294833391299, 1.0192350907324816, 1.0194846991396327, 1.0208785864713594, 1.0198585422051332, 1.0202569011571636, 1.0190028253964507, 1.020195750294518, 1.0180287152567229, 1.0175682047597401, 1.018017434136486, 1.0181555826049495, 1.0172115321345525, 1.0179934763614158, 1.0178392183584741, 1.0169838470593344, 1.0168560347293683, 1.0168855083187038, 1.0172121913040655, 1.0167061890332216, 1.0175679137173603, 1.0179203822642793, 1.0173697707685561, 1.0177441632705102, 1.0169346915754949, 1.0164072316862476, 1.0165212202540876, 1.0136424783231994, 1.0147239604463125, 1.0141489387116782, 1.013739022590822, 1.0116892887882438, 1.0115902905419227, 1.0119766592411639, 1.0101019710716923, 1.0098641624521358, 1.0101747790849851, 1.0086509711966416, 1.0109192132738138, 1.0109320484503905, 1.011270465191757, 1.0120627698091491, 1.013353251341151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0.0, 0.083333333333333329, 0.16666666666666666, 0.25, 0.33333333333333331, 0.41666666666666669, 0.5, 0.58333333333333337, 0.66666666666666663, 0.75, 0.83333333333333337, 0.91666666666666663, 1.0, 1.0833333333333333, 1.1666666666666667, 1.25, 1.3333333333333333, 1.4166666666666667, 1.5, 1.5833333333333333, 1.6666666666666667, 1.75, 1.8333333333333333, 1.9166666666666667, 2.0, 2.0833333333333335, 2.1666666666666665, 2.25, 2.3333333333333335, 2.4166666666666665, 2.5, 2.5833333333333335, 2.6666666666666665, 2.75, 2.8333333333333335, 2.9166666666666665, 3.0, 3.0833333333333335, 3.1666666666666665, 3.25, 3.3333333333333335, 3.4166666666666665, 3.5, 3.5833333333333335, 3.6666666666666665, 3.75, 3.8333333333333335, 3.9166666666666665, 4.0, 4.083333333333333, 4.166666666666667, 4.25, 4.333333333333333, 4.416666666666667, 4.5, 4.583333333333333, 4.666666666666667, 4.75, 4.833333333333333, 4.916666666666667, 5.0, 5.083333333333333, 5.166666666666667, 5.25, 5.333333333333333, 5.416666666666667, 5.5, 5.583333333333333, 5.666666666666667, 5.75, 5.833333333333333, 5.916666666666667, 6.0, 6.083333333333333, 6.166666666666667, 6.25, 6.333333333333333, 6.416666666666667, 6.5, 6.583333333333333, 6.666666666666667, 6.75, 6.833333333333333, 6.916666666666667, 7.0, 7.083333333333333, 7.166666666666667, 7.25, 7.333333333333333, 7.416666666666667, 7.5, 7.583333333333333, 7.666666666666667, 7.75, 7.833333333333333, 7.916666666666667, 8.0, 8.0833333333333339, 8.1666666666666661, 8.25, 8.3333333333333339, 8.4166666666666661, 8.5, 8.5833333333333339, 8.6666666666666661, 8.75, 8.8333333333333339, 8.9166666666666661, 9.0, 9.0833333333333339, 9.1666666666666661, 9.25, 9.3333333333333339, 9.4166666666666661, 9.5, 9.5833333333333339, 9.6666666666666661, 9.75, 9.8333333333333339, 9.9166666666666661, 10.0, 10.083333333333334, 10.166666666666666, 10.25, 10.333333333333334, 10.416666666666666, 10.5, 10.583333333333334, 10.666666666666666, 10.75, 10.833333333333334, 10.916666666666666, 11.0, 11.083333333333334, 11.166666666666666, 11.25, 11.333333333333334, 11.416666666666666, 11.5, 11.583333333333334, 11.666666666666666, 11.75, 11.833333333333334, 11.916666666666666, 12.0, 12.083333333333334, 12.166666666666666, 12.25, 12.333333333333334, 12.416666666666666, 12.5, 12.583333333333334, 12.666666666666666, 12.75, 12.833333333333334, 12.916666666666666, 13.0, 13.083333333333334, 13.166666666666666, 13.25, 13.333333333333334, 13.416666666666666, 13.5, 13.583333333333334, 13.666666666666666, 13.75, 13.833333333333334, 13.916666666666666, 14.0, 14.083333333333334, 14.166666666666666, 14.25, 14.333333333333334, 14.416666666666666, 14.5, 14.583333333333334, 14.666666666666666, 14.75, 14.833333333333334, 14.916666666666666, 15.0, 15.083333333333334, 15.166666666666666, 15.25, 15.333333333333334, 15.416666666666666, 15.5, 15.583333333333334, 15.666666666666666, 15.75, 15.833333333333334, 15.916666666666666, 16.0, 16.083333333333332, 16.166666666666668, 16.25, 16.333333333333332, 16.416666666666668, 16.5, 16.583333333333332, 16.666666666666668, 16.75, 16.833333333333332, 16.916666666666668, 17.0, 17.083333333333332, 17.166666666666668, 17.25, 17.333333333333332, 17.416666666666668, 17.5, 17.583333333333332, 17.666666666666668, 17.75, 17.833333333333332, 17.916666666666668, 18.0, 18.083333333333332, 18.166666666666668, 18.25, 18.333333333333332, 18.416666666666668, 18.5, 18.583333333333332, 18.666666666666668, 18.75, 18.833333333333332, 18.916666666666668, 19.0, 19.083333333333332, 19.166666666666668, 19.25, 19.333333333333332, 19.416666666666668, 19.5, 19.583333333333332, 19.666666666666668, 19.75, 19.833333333333332, 19.916666666666668, 20.0, 20.083333333333332, 20.166666666666668, 20.25, 20.333333333333332, 20.416666666666668, 20.5, 20.583333333333332, 20.666666666666668, 20.75, 20.833333333333332, 20.916666666666668, 21.0, 21.083333333333332, 21.166666666666668, 21.25, 21.333333333333332, 21.416666666666668, 21.5, 21.583333333333332, 21.666666666666668, 21.75, 21.833333333333332, 21.916666666666668, 22.0, 22.083333333333332, 22.166666666666668, 22.25, 22.333333333333332, 22.416666666666668, 22.5, 22.583333333333332, 22.666666666666668, 22.75, 22.833333333333332, 22.916666666666668, 23.0, 23.083333333333332, 23.166666666666668, 23.25, 23.333333333333332, 23.416666666666668, 23.5, 23.583333333333332, 23.666666666666668, 23.75, 23.833333333333332, 23.916666666666668, 24.0, 24.083333333333332, 24.166666666666668, 24.25, 24.333333333333332, 24.416666666666668, 24.5, 24.583333333333332, 24.666666666666668, 24.75, 24.833333333333332, 24.916666666666668, 25.0, 25.083333333333332, 25.166666666666668, 25.25, 25.333333333333332, 25.416666666666668, 25.5, 25.583333333333332, 25.666666666666668, 25.75, 25.833333333333332, 25.916666666666668, 26.0, 26.083333333333332, 26.166666666666668, 26.25, 26.333333333333332, 26.416666666666668, 26.5, 26.583333333333332, 26.666666666666668, 26.75, 26.833333333333332, 26.916666666666668, 27.0, 27.083333333333332, 27.166666666666668, 27.25, 27.333333333333332, 27.416666666666668]</text:p>
          </table:table-cell>
          <table:table-cell office:value-type="string" calcext:value-type="string">
            <text:p>[9975.0, 9830.9482754350174, 10140.595559432384, 10702.417218388866, 10725.81926184401, 9895.342399335701, 9868.2171112275464, 9970.0283825168372, 10166.561148814833, 9859.3454318803579, 9837.2037804825122, 9681.1482053779473, 9066.5431804085492, 9152.267151453656, 8693.7576345408579, 8682.6304908445309, 8853.2154571030096, 9132.3418644483918, 9331.9881006539254, 9092.3447949040801, 9004.518739936364, 9093.9592557285669, 8986.810081604548, 9099.0358139803429, 8921.869443062591, 9170.997348556597, 9935.3152972864918, 9838.9464865554437, 10282.861153718048, 10114.364672564703, 10134.640123159761, 10099.951064299559, 10448.923740705572, 10352.027895412575, 10418.189942306471, 10421.997233062553, 10252.470898457532, 10313.106116934301, 10362.017501574435, 10188.74688072702, 10170.308916469356, 10122.441788353102, 9911.6145502416239, 10103.715398465134, 9687.1734245638982, 11417.667570467544, 11284.728139010138, 11438.658910318862, 11350.34662687287, 11211.376041348356, 10893.02996702422, 10883.974399376431, 10717.619558639701, 10503.314738542027, 10540.481176142821, 9554.031626684311, 10238.682327440427, 10185.337031808209, 10840.079494837839, 11130.310549039392, 11119.680598296572, 10966.188551975663, 11211.256583434617, 10754.989965235316, 11024.743632099257, 10975.976001519819, 11365.055272876391, 11315.632390293191, 11545.824768473087, 11765.719546518967, 11540.863474505628, 11449.639872822014, 11386.353166355671, 11538.730711828814, 11471.473210491951, 11193.587407725556, 11128.847796441492, 11388.255410110063, 11521.063769405055, 11250.766449213248, 11195.690892685416, 11077.76397157244, 10988.281652323531, 11395.687582026987, 11388.745467913002, 11312.653509575, 11794.601631913998, 11727.801878278951, 11956.2922759463, 11872.86925168111, 12076.157781746617, 12058.339303875859, 12034.140923479888, 12225.133874631189, 12094.780264993125, 11997.227602309669, 12279.079204460981, 12302.687791421286, 12344.618740856626, 12287.223834990014, 12607.230191447001, 12954.424729958097, 13163.460112197105, 13341.74925619335, 13141.088386756197, 13269.363089474598, 13750.833249747222, 14296.447355089464, 14614.532861177919, 14431.543039804592, 14347.769393870694, 14495.383881978199, 14583.105757747298, 15101.422692266615, 14965.839349492671, 14971.661816601896, 15123.200033524457, 15074.068375148307, 15637.366310039975, 15495.004696130321, 15612.210361892503, 15146.630934958672, 15914.718213979188, 15664.900190946604, 15311.30215973395, 15190.06051852607, 15685.259826589678, 15269.306562947491, 15659.003023506295, 15797.66099135693, 16829.975853212101, 16317.982376453929, 16545.456109064467, 16154.429478821456, 16471.617293474523, 16045.991074840498, 16607.533320854705, 16435.18252634603, 16180.116913980655, 16214.422415040155, 16370.625310833841, 16265.061665882749, 16032.105008378781, 15938.686422490562, 15392.980762677998, 15642.19468973563, 15437.300857849646, 15240.504503785374, 15768.527028913408, 15361.664778389346, 14860.06530043073, 14884.733969294755, 14681.990864848525, 14630.374326263736, 14417.995567210452, 14693.065019546295, 14524.308877980358, 15184.502418563272, 14965.794281113969, 15173.399810753717, 14919.075245197233, 14983.081612359863, 14779.563353219346, 14816.29162966574, 14707.423587124802, 14602.230294430172, 14718.990922984161, 14818.194217617322, 14749.478083657326, 15090.770066253706, 15168.009327483443, 15371.076196916452, 15466.609125540483, 15452.751048516646, 15309.900772953166, 15461.270666516364, 15388.675108884645, 15747.271264546482, 15986.1979918654, 16010.109770478997, 16051.350451518119, 16262.897970802151, 16109.587271661891, 15669.556321954111, 15664.529250776261, 15528.285476081415, 15291.570692919035, 15001.104449823437, 14415.324817133886, 14563.693060174732, 14229.379804090448, 14486.523012084857, 13701.247780320686, 13489.057634715889, 14420.687529522118, 13808.311689839415, 14543.479610350236, 15415.806025753804, 16717.743028761939, 16435.491243502755, 16852.909393857888, 17003.194293979996, 16043.287155160438, 16429.92213450792, 15316.021804080185, 15923.14482588325, 17075.564869273363, 16911.09596585402, 17482.543845316195, 17629.733392613118, 17336.280553418863, 17767.507351464359, 17375.378818667552, 14704.647370891958, 15135.640635665401, 13893.18506245477, 13275.51364971731, 13496.03658378026, 14183.988198640722, 14608.969222803569, 14801.161190974564, 13709.932165667309, 13078.759292767178, 13504.198971904487, 13545.384909830978, 13927.599518067667, 14266.539645540852, 14716.056439111082, 15595.268788241727, 15956.788656150768, 16687.615913297992, 16683.087494091975, 17640.535986167532, 17944.746485782089, 18340.807022314304, 18316.921423704531, 17902.293946952879, 18800.055277037733, 18878.090328095834, 19146.534698955762, 18454.46108325872, 19495.42242358005, 19488.061579006237, 19274.208833297464, 19982.331794489426, 19415.7720226608, 19133.296493187565, 19145.9453470933, 19154.454350124732, 18701.722979337086, 18962.776611285877, 19275.195037523674, 19715.904895754727, 19629.870187022279, 19999.382690606708, 19772.367984210701, 19684.917395943179, 19846.615010503243, 20144.422003375548, 19862.723041725603, 19994.896859364912, 20245.894528182645, 20187.310733656166, 20638.441853325559, 18360.143779327089, 17569.839122206125, 17252.78776078028, 16721.599779757245, 17675.080933041852, 17374.850643749993, 16850.567155152676, 16996.38455404366, 17542.827474128811, 17530.784435113899, 17597.439988557511, 17657.683021870223, 17442.627555494382, 17594.543326486568, 16927.65792484843, 17505.920489716176, 17706.408290255877, 17109.093204866804, 16331.894383497161, 16021.283080907529, 14640.285096901938, 15397.799299156541, 15053.625573274458, 15401.931047222515, 15757.877531947768, 15876.26674568102, 16435.648725686962, 16069.649227914013, 16249.689643274152, 15795.32740621371, 16280.168745593999, 15476.767706725364, 15327.804013989757, 15518.669734918305, 15594.240155131571, 15260.795629595235, 15578.935420601663, 15542.910725644122, 15239.941098862577, 15212.988304653642, 15245.384408686999, 15391.819684413609, 15219.392574810163, 15574.352330041653, 15736.230475283612, 15541.49372292173, 15712.45081451338, 15414.334828221095, 15229.102511545418, 15294.441372204594, 14219.966015242622, 14640.155291658959, 14440.827197487608, 14304.161823848441, 13572.580649034591, 13550.435182205765, 13702.278583920259, 13052.163373167532, 12980.82643703238, 13099.436186149733, 12586.862909909272, 13385.978131905551, 13402.720033577234, 13537.780610540965, 13843.62555019377, 14350.156158279333]</text:p>
          </table:table-cell>
        </table:table-row>
        <table:table-row table:style-name="ro1"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4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nan, 11.258967539916144, 29.92621700456051, 10.354912070604351, -2.3303311864232303, 0.6908578851718028, -1.8286312661314019, -4.3817100346072486, -9.2901494900968178, -8.4267753632969047, -10.55668969991244, -5.5977705978727643, -4.2587082414465653, -5.1459776958036949, -5.0389868410427487, -7.7371288800737066, -5.1998710270620592, -2.2861920365709456, -0.58945528731938779, 1.4863777777935738, 0.61622139381695262, 1.1273943612752764, 1.3221232743571834, 1.3825232201131528, 0.87455222774882235, 1.2060838380492149, 0.60203141783464009, 0.46094979336624015, -0.21595657325932116, -0.52102501748323238, 3.7659994547892945, 3.4186767835513616, 3.3588478532986854, 2.6641762585289728, 2.0703387338128665, 1.8966517150742561, 1.1989728812294791, 0.20314521493505741, 0.3853335810424417, 1.6260541559225443, 2.1483241277698424, 2.163890715960608, 1.3561115104929395, 1.8293956925426746, 2.3953265878425412, 2.7609937309803105, 2.9857381961914511, 2.2785245755868484, 2.2348437283762421, 2.4332116906133181, 1.8400888682113998, 1.8369088407789622, 2.268370632252521, 1.8250790798619494, 1.5279368941350358, 1.5925613711692355, 1.8891069010428418, 1.9497496118225497, 2.2866080748779418, 2.2354702517530209, 2.672930496189271, 2.6144632369353369, 2.8068762486239369, 2.4851962230058291, 2.7820261750830628, 2.7743505560727448, 2.7081973627957163, 3.2389220607091938, 3.6459342647464612, 3.57322553831635, 3.6461269345434726, 4.4281699891003035, 5.0160311446832928, 4.7414769473207974, 4.746443117313885, 5.3203875293032015, 5.0976789472946678, 5.0303033447047261, 5.0660475221977261, 5.3167788471811583, 5.46613188906373, 5.5366912499069185, 5.3786104876046767, 4.8428694224125755, 5.283246182969795, 5.0220954121927361, 5.264263247197797, 6.0178730329833572, 5.8249399118363865, 5.5762042906623446, 5.2649334932269323, 5.7382626549004625, 5.2647549720050115, 5.4254659498358553, 5.2216537657381812, 4.6695929243831689, 4.3790252268319776, 4.4570331195600348, 4.1565534197611091, 4.3537646931649254, 3.7772418228734441, 3.6842750093707521, 3.5351445299175959, 3.3986442835129265, 3.3862942153373679, 3.9231468600898141, 3.8066501078841815, 3.5395346323633916, 3.4454605574911574, 3.3745009054777078, 3.2529906258833305, 3.3710076250416847, 3.2937713264297956, 3.3759745475538834, 3.6721122846675613, 3.6251276887417334, 3.5625080001864053, 3.5814368387930853, 3.7979708210847223, 3.908016589321313, 3.9304125800824328, 4.1052432959516381, 3.6109979388895419, 3.7481964528282532, 3.3144890961531273, 2.0069285549220934, 2.7981381567019561, 2.6696778447193101, 2.2185841146334613, 2.4663402112721502, 2.2613805969595036, 3.1837272106181183, 3.9873518884705916, 4.0405296783090874, 4.0548336782860526, 3.3960176519040606, 3.0090286098449073, 3.5919624100730783, 3.8523935146605162, 4.3136582580805118, 4.0347849522841814, 4.0799693507381987, 2.5182881311390051, 2.1438466384311394, 1.7164591013387089, 1.770347958749076, 2.4122219984162925, 2.2137105760439151, 1.5629993044264809, 1.4927454950529453, 1.9851267885371737, 2.2374979731469984, 2.8238104230126653, 3.1772999858402922, 3.3415668597249351, 3.7082020834261167, 4.1382197630537751, 4.2800546545502689, 4.3028848323721363, 4.2809884521364294, 4.075983181495225, 4.5831931554356684, 4.4106629430917677, 4.7182101601426298, 4.2950053310806924, 4.3429672458794633, 4.0357578750754124, 4.1751336222044078, 4.4570808582869956, 4.5228425288640022, 4.4339864469895751, 4.4833677910011565, 4.5428807442169443, 4.4240431446642869, 4.5386379263255776, 4.4865341039647095, 3.6374520591957218, 3.2923988117782943, 2.865005200715192, 3.2505746516162621, 2.8867887730404322, 3.2279949997169588, 3.1440572719185931, 3.1812743382194206, 3.0659190923065687, 2.9684054068210934, 3.0589693958328064, 2.9349168864368718, 2.5394519372976592, 2.1588145670306371, 2.126696833002752, 2.1088808018954404, 2.2525602628558641, 2.4393547275432983, 2.3577828162226533, 2.3153389260650132, 2.4178794289045835, 2.0237758574885425, 2.0919345455896732, 1.99321698392251, 2.0910375476317715, 1.964935881389855, 1.9314523696343531, 1.8785358665914338, 1.9164003240735965, 2.0695241643242386, 2.0207030181361203, 2.0227078796029816, 1.8827791861324032, 1.7248488822028014, 1.6443642823992857, 1.5195562369735029, 1.2355778032992564, 1.1426949601022089, 1.0350143088130772, 0.82577444425478685, 0.8518652783816284, 1.0871312698916094, 1.184367137931233, 1.2977383506198623]</text:p>
          </table:table-cell>
          <table:table-cell office:value-type="string" calcext:value-type="string">
            <text:p>[nan, 1.1182944969585635, 1.3345527726692157, 1.1069286984618238, 0.97683244922172818, 1.006917522793944, 0.98175561411641121, 0.95630423419145827, 0.90709850509903178, 0.91527201851804696, 0.8929606935385237, 0.94341469329212435, 0.95694612849171068, 0.9476790623529443, 0.94861569195963613, 0.91980545533001157, 0.94657412782029848, 0.97683656603084246, 0.99408358041221379, 1.0147146465395618, 1.0061339659572539, 1.0111722914778711, 1.0130712443525038, 1.0136498632400202, 1.008670133809042, 1.0119094650294678, 1.0059799836705774, 1.0045844871601632, 0.99783457930329589, 0.99475372797351069, 1.0358550915757814, 1.0326252598027639, 1.0320176942993768, 1.0255991316478841, 1.020040857512492, 1.0183876084149928, 1.0117459137424445, 1.0020240138429464, 1.0038257955697643, 1.0157712828498742, 1.0206155360364668, 1.02073296990652, 1.0131863054361101, 1.0176025938099746, 1.0227566871089013, 1.0259970961328517, 1.0279376711286392, 1.0216142184575594, 1.021193307567817, 1.022940278538464, 1.0175700709970799, 1.0175225213578638, 1.0213849793086107, 1.0173782843101753, 1.0146479933496937, 1.0152273813873165, 1.0179005784793405, 1.018424538007034, 1.0213825871716555, 1.0209079097172846, 1.0246609007011589, 1.024126726088507, 1.0257222323535797, 1.0229566159003489, 1.0254367216133444, 1.0253347265102335, 1.0247442536381355, 1.0290722924330691, 1.0322690224578273, 1.0316374023045143, 1.0321519110761748, 1.0380537630458015, 1.0422640772179839, 1.0401873524047642, 1.0401336670589925, 1.0441083537973115, 1.0424477182637986, 1.0418768362042592, 1.0420302165572508, 1.0436620499857907, 1.0445714964548698, 1.0449373517313021, 1.0437696736956992, 1.040018111787071, 1.0429251577097587, 1.0410671020770141, 1.0426001852334059, 1.0473839877720306, 1.0460420694285655, 1.0443385490740162, 1.0422163695227986, 1.0451593856708266, 1.0420244431749242, 1.042963178227982, 1.041558052045203, 1.0378492815895681, 1.035819179652586, 1.0362756266824631, 1.0341679004655757, 1.0354409568003904, 1.0314217574492339, 1.0307158013643511, 1.0296117259450617, 1.0285920353070512, 1.0284585500517731, 1.0321523952445095, 1.0313011460671007, 1.0294019907518148, 1.028696543534622, 1.0281528854242918, 1.0272512665826183, 1.0280410995461626, 1.027456507354404, 1.0279891955881058, 1.0299747271601065, 1.0296084188924057, 1.0291368945744102, 1.0292185515024193, 1.0306162381837796, 1.0312867386123266, 1.0313795025714649, 1.0324487426352835, 1.0291844276651561, 1.0300404878682123, 1.0271084912641752, 1.0176097806261239, 1.0234539150835165, 1.0225070151117863, 1.0191677538392465, 1.0209814920308862, 1.0194460740682356, 1.025954832135517, 1.031114212167445, 1.0313917493182134, 1.0314275171215719, 1.0272100839975946, 1.0245991940435497, 1.0283903675949613, 1.0299795911230312, 1.032715349237658, 1.0309965577058693, 1.0312176600247536, 1.0210344966831024, 1.018314430779881, 1.0150699200864797, 1.0154726785706942, 1.0201903375884411, 1.0187474899662876, 1.0138236955024185, 1.0132583994008044, 1.0170191231107442, 1.0188398972271968, 1.0228639208252408, 1.0251357448664624, 1.0261371386963027, 1.0283389428553216, 1.0308055781958985, 1.0315574726442165, 1.0316337457570768, 1.0314604930727171, 1.0302584468829137, 1.0330079746146685, 1.0320203336243254, 1.0336139759320517, 1.0312855150003761, 1.0314971405194751, 1.0297526875364125, 1.0304802944109965, 1.0319579962680907, 1.0322546118549338, 1.031732252119161, 1.0319422040982482, 1.0322024473689722, 1.0315276722767923, 1.0320762678304554, 1.031754006600873, 1.0270839002095007, 1.0250415607998757, 1.0224114229559897, 1.0247284555167349, 1.0224931909193578, 1.0245309413092771, 1.0240009582032372, 1.0241918383866702, 1.0234738727426447, 1.0228571830625346, 1.0233744150136055, 1.0225994209430054, 1.0201138058897521, 1.0175973950816051, 1.0173638940546323, 1.0172270206614216, 1.0181706694397801, 1.0193680377172385, 1.0188222663752413, 1.0185276699391268, 1.0191704186009716, 1.0165565897723952, 1.0170007327070354, 1.0163194572275507, 1.0169632319856177, 1.0160983400056298, 1.0158561073131882, 1.0154799834827266, 1.0157259487255956, 1.0167424723437954, 1.0164021137682495, 1.0164008167119138, 1.0154432509597591, 1.0143406613598538, 1.0137633622585855, 1.0128604323974308, 1.0107457526237267, 1.0100263600696369, 1.0091786489091501, 1.0074857029879591, 1.0076967696344654, 1.0095725827697588, 1.0103172773361071, 1.0111665531890661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0.0, 0.125, 0.25, 0.375, 0.5, 0.625, 0.75, 0.875, 1.0, 1.125, 1.25, 1.375, 1.5, 1.625, 1.75, 1.875, 2.0, 2.125, 2.25, 2.375, 2.5, 2.625, 2.75, 2.875, 3.0, 3.125, 3.25, 3.375, 3.5, 3.625, 3.75, 3.875, 4.0, 4.125, 4.25, 4.375, 4.5, 4.625, 4.75, 4.875, 5.0, 5.125, 5.25, 5.375, 5.5, 5.625, 5.75, 5.875, 6.0, 6.125, 6.25, 6.375, 6.5, 6.625, 6.75, 6.875, 7.0, 7.125, 7.25, 7.375, 7.5, 7.625, 7.75, 7.875, 8.0, 8.125, 8.25, 8.375, 8.5, 8.625, 8.75, 8.875, 9.0, 9.125, 9.25, 9.375, 9.5, 9.625, 9.75, 9.875, 10.0, 10.125, 10.25, 10.375, 10.5, 10.625, 10.75, 10.875, 11.0, 11.125, 11.25, 11.375, 11.5, 11.625, 11.75, 11.875, 12.0, 12.125, 12.25, 12.375, 12.5, 12.625, 12.75, 12.875, 13.0, 13.125, 13.25, 13.375, 13.5, 13.625, 13.75, 13.875, 14.0, 14.125, 14.25, 14.375, 14.5, 14.625, 14.75, 14.875, 15.0, 15.125, 15.25, 15.375, 15.5, 15.625, 15.75, 15.875, 16.0, 16.125, 16.25, 16.375, 16.5, 16.625, 16.75, 16.875, 17.0, 17.125, 17.25, 17.375, 17.5, 17.625, 17.75, 17.875, 18.0, 18.125, 18.25, 18.375, 18.5, 18.625, 18.75, 18.875, 19.0, 19.125, 19.25, 19.375, 19.5, 19.625, 19.75, 19.875, 20.0, 20.125, 20.25, 20.375, 20.5, 20.625, 20.75, 20.875, 21.0, 21.125, 21.25, 21.375, 21.5, 21.625, 21.75, 21.875, 22.0, 22.125, 22.25, 22.375, 22.5, 22.625, 22.75, 22.875, 23.0, 23.125, 23.25, 23.375, 23.5, 23.625, 23.75, 23.875, 24.0, 24.125, 24.25, 24.375, 24.5, 24.625, 24.75, 24.875, 25.0, 25.125, 25.25, 25.375, 25.5, 25.625, 25.75, 25.875, 26.0, 26.125, 26.25, 26.375, 26.5, 26.625, 26.75, 26.875, 27.0, 27.125, 27.25, 27.375]</text:p>
          </table:table-cell>
          <table:table-cell office:value-type="string" calcext:value-type="string">
            <text:p>[9975.0, 10115.385251513329, 10721.285036551228, 10362.338429641044, 9858.7747320771414, 10018.07067127868, 9838.1955234025445, 9592.5588710419361, 9048.3075883628426, 9029.3578022000256, 8658.7127530421676, 9207.2307764355137, 9337.7907793735576, 9140.8691778708198, 9095.3818595604753, 8527.9151141487146, 8937.6257301011192, 9490.3987317481024, 9842.7041289522549, 10327.132185420409, 10128.670210083103, 10270.201167285173, 10337.674940697105, 10371.481737218075, 10236.709754153835, 10350.958946391904, 10170.171060269267, 10130.181628872953, 9899.6041613608395, 9786.6006100844224, 11383.719171057121, 11296.425410492087, 11315.180293466175, 11071.225274876593, 10852.694226965792, 10802.710662531625, 10513.188952061882, 10068.719775252695, 10157.575867367672, 10765.71964750971, 11046.476658725209, 11081.221506949987, 10685.178646651271, 10955.841934279833, 11289.136049255114, 11524.176326242234, 11687.507464153059, 11310.28660518688, 11312.553971433181, 11461.616305099406, 11122.180403775545, 11143.101812531597, 11445.754808686728, 11181.09210318252, 11003.779010032296, 11067.148727822152, 11294.068893653164, 11360.723606927508, 11628.646377150792, 11619.537662391183, 11974.686127461599, 11963.544397617787, 12144.890769951842, 11927.199295553048, 12195.056887716284, 12223.524427242082, 12203.6771672457, 12680.81573277934, 13066.296514721906, 13049.202259230857, 13157.385165056225, 13895.175863163204, 14478.141960139426, 14290.781220144152, 14354.483733806555, 14950.393650449947, 14805.68801243011, 14804.562801855103, 14902.047843307426, 15212.193313812415, 15427.46655934107, 15566.885140804428, 15474.293060420307, 14986.915833188665, 15508.539970887989, 15297.636434516146, 15619.935283260787, 16503.075831060978, 16366.415318262474, 16163.018455178453, 15883.242554430597, 16485.955585524403, 16014.332047261249, 16266.336406267472, 16095.104566805507, 15506.278743710751, 15216.693196517877, 15365.642275822876, 15054.04849435934, 15349.314348272117, 14684.748397895326, 14614.768706332248, 14471.041002455822, 14339.815128735336, 14366.177023738732, 15111.257428233212, 15006.201864464174, 14697.292251859071, 14614.743323231531, 14561.263090004093, 14436.679955313106, 14640.579897045975, 14574.751657359209, 14731.64263829881, 15194.678105637147, 15173.093249934826, 15127.722508769612, 15199.75674829305, 15563.001943697216, 15773.641739923914, 15855.87982294834, 16168.657533914036, 15468.004927164535, 15723.444916107881, 15099.614453789754, 13102.986302398107, 14371.049927813567, 14202.518294545675, 13515.860246955004, 13942.031156699652, 13640.556611384045, 15175.319924118701, 16537.682789436534, 16675.587138713385, 16749.866795101316, 15691.452838119132, 15077.560265144501, 16110.857538182021, 16603.765365757416, 17451.243770356352, 17018.221482331075, 17147.968615724385, 14433.786529189805, 13797.545551530173, 13056.902316453652, 13175.733786044619, 14366.29938424196, 14032.523950521992, 12859.319841406017, 12748.28788832477, 13687.807446685933, 14187.719230754172, 15326.826704214754, 16036.394757362259, 16391.434914458074, 17141.679932796505, 18024.354716609974, 18353.608241406015, 18451.952050075131, 18462.193387249601, 18106.586447082973, 19175.617034750998, 18884.263478611429, 19564.319818287382, 18757.749026393631, 18909.976519764827, 18328.262096804527, 18668.802457760823, 19311.470127896682, 19505.618580119641, 19373.665646853216, 19534.24065663181, 19717.775616066265, 19518.075817085679, 19821.858646033736, 19764.757619041746, 17957.38854390501, 17241.221290131827, 16333.699980162324, 17229.977881033908, 16454.03655249262, 17260.080340142471, 17109.848467880762, 17233.972136055232, 17008.984877524344, 16822.276409515594, 17069.323585697995, 16818.217301491073, 15927.792772517874, 15062.448916073356, 15013.277715935583, 14997.36553223905, 15367.629269276938, 15845.230921997712, 15678.329271016584, 15604.529535702761, 15883.995089314189, 14946.089178942872, 15139.594155333605, 14920.731929388476, 15189.52488440673, 14899.559148487031, 14839.724940243424, 14729.867799572074, 14849.603774321702, 15264.897781903159, 15165.301996021259, 15195.672246876533, 14857.987819234388, 14469.902285492932, 14280.66510069488, 13972.81000108007, 13241.095475796172, 13009.819267943951, 12736.741617884794, 12188.720646887403, 12269.286161001321, 12916.471460657038, 13194.331949735453, 13518.677337984818]</text:p>
          </table:table-cell>
        </table:table-row>
        <table:table-row table:style-name="ro1"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4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nan, 31.570419949614561, -1.2600731228110698, -1.2663812693558578, -8.7283209630955874, -10.179801666266492, -4.1164952703575493, -4.9114869664471161, -5.1604399097260361, -0.67648664345955456, 0.52793794465101729, 1.2500257392843979, 0.8080903788213375, 0.56873419760286137, -0.28236660349400966, 3.6353461813697576, 3.2196099550843305, 1.9930217978594646, 1.1643493321685787, 0.35072131061777234, 2.0920260842496901, 1.2936986807317672, 2.339271946518362, 2.9313580913809258, 2.1849651030900965, 1.788672333784004, 2.2224144216554658, 1.4870465587329351, 1.8659537240889292, 2.2649262525421783, 2.65078072971456, 2.7778421544676708, 2.7529913924606735, 2.6788635032384036, 3.6307484738658355, 3.6321225580392906, 5.0084317406294714, 4.7475525074978764, 5.0923181103669535, 5.0595926576728241, 5.5032352149005899, 5.4140662953287562, 5.3206465940268348, 5.3022771421963837, 5.8376165891823355, 5.2763209754506795, 5.2734772728413626, 5.2313077936764154, 4.3930883604849269, 4.1694963851872915, 3.7882562281362868, 3.5365786680400411, 3.3902287644479521, 3.8087365226882843, 3.4453664859473525, 3.2525903542822028, 3.2961388997097001, 3.6635115869907859, 3.5601733174640198, 3.7942176565753294, 3.9263921783215716, 3.6051323002928295, 3.3062983924448601, 2.7885484276688377, 2.2054870751945375, 2.2619191004738264, 4.0816942586127993, 4.1495944679922561, 3.0907846287387395, 3.9483660903527493, 4.1168922382491298, 2.5815503762458776, 1.7569209029160076, 2.4457791167774685, 1.5901186168641819, 2.0073034224990098, 2.8502108988510688, 3.3641940217309778, 4.1745606434723266, 4.3339505782522707, 4.1027773822458542, 4.4478306651143713, 4.3265710795193479, 4.0642388225382406, 4.4858854210265822, 4.4690937046801915, 4.5768982436382792, 4.5701797832755169, 3.6657977035192215, 2.885736491783975, 2.9052080804715339, 3.1627250019918023, 3.0855006093541504, 3.0785846457661701, 2.5629471222348736, 2.1472117044565917, 2.2713864190008053, 2.3739975177295842, 2.4349908294165568, 2.1087488972667092, 2.1076543376652568, 1.9431408386868532, 1.9255932081633151, 2.030019804276284, 1.8921923006513635, 1.6535675381097925, 1.2437148107094576, 1.0410864632862951, 0.85679000253950077, 1.1919275278700174]</text:p>
          </table:table-cell>
          <table:table-cell office:value-type="string" calcext:value-type="string">
            <text:p>[nan, 1.3550855549427265, 0.98743896337876014, 0.9873562763046233, 0.91271679036904418, 0.89683566943905335, 0.9583993461219158, 0.94994145072200842, 0.94699060280737701, 0.99320630347210259, 1.0052586214565742, 1.0123660399782746, 1.0080164683013773, 1.0056513276495831, 0.99716631093911556, 1.0346673202266725, 1.0307485903122204, 1.0193151365605722, 1.0114133527582403, 1.0034843761417849, 1.0200961543654672, 1.0125952439354262, 1.0222495555741267, 1.0274600571190657, 1.0207436802359537, 1.0171002673228162, 1.0209754537798033, 1.0142714886436275, 1.017692299708671, 1.0211925141304121, 1.0244717279172837, 1.0254774347655435, 1.0251929866729959, 1.0244983388369286, 1.0321492989079795, 1.0320422810651979, 1.0422094953554373, 1.0401416854086232, 1.0424100619448746, 1.0419851850478243, 1.0448218195482195, 1.0440079799863096, 1.0431757546570457, 1.042852987185777, 1.0461228573084027, 1.0422908770609831, 1.0420810396262856, 1.0416203496727732, 1.0359146214413124, 1.03425654970638, 1.0314988934237628, 1.029621903708891, 1.0284866420270398, 1.0313154478896995, 1.0286958830404245, 1.0272484254945471, 1.0274731542356126, 1.0299165511200163, 1.0291210498202517, 1.0305914419370166, 1.0313534117704701, 1.0291454869264762, 1.0270528937967083, 1.0233857577924708, 1.0190691706053645, 1.0194500884675657, 1.0316983884072695, 1.0320070076818941, 1.0251509962599272, 1.0305706841756159, 1.031490776519427, 1.0214792636480001, 1.0153828704336836, 1.0204275637711184, 1.0140365769888817, 1.0171832507142999, 1.0230393975791641, 1.0262782579698966, 1.0310125059553075, 1.0318067254329875, 1.0304103109554614, 1.0322225646262091, 1.0314583443184488, 1.029912060666065, 1.0321113080538395, 1.0319184057191984, 1.0323797672198212, 1.0322398189025099, 1.0272453527919168, 1.0225406926861562, 1.0226072299154187, 1.0241122710093717, 1.0235912569305781, 1.0234915729666412, 1.0202636593991392, 1.0175023495041438, 1.0182949143758895, 1.0189272448389806, 1.0192797985630389, 1.0171132526147078, 1.0170740608902429, 1.015935844974768, 1.0157886242617382, 1.016464353024221, 1.0155073717802097, 1.0138284786502216, 1.010807661999225, 1.0092266111719008, 1.0077370951043443, 1.0103749807996496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0.0, 0.25, 0.5, 0.75, 1.0, 1.25, 1.5, 1.75, 2.0, 2.25, 2.5, 2.75, 3.0, 3.25, 3.5, 3.75, 4.0, 4.25, 4.5, 4.75, 5.0, 5.25, 5.5, 5.75, 6.0, 6.25, 6.5, 6.75, 7.0, 7.25, 7.5, 7.75, 8.0, 8.25, 8.5, 8.75, 9.0, 9.25, 9.5, 9.75, 10.0, 10.25, 10.5, 10.75, 11.0, 11.25, 11.5, 11.75, 12.0, 12.25, 12.5, 12.75, 13.0, 13.25, 13.5, 13.75, 14.0, 14.25, 14.5, 14.75, 15.0, 15.25, 15.5, 15.75, 16.0, 16.25, 16.5, 16.75, 17.0, 17.25, 17.5, 17.75, 18.0, 18.25, 18.5, 18.75, 19.0, 19.25, 19.5, 19.75, 20.0, 20.25, 20.5, 20.75, 21.0, 21.25, 21.5, 21.75, 22.0, 22.25, 22.5, 22.75, 23.0, 23.25, 23.5, 23.75, 24.0, 24.25, 24.5, 24.75, 25.0, 25.25, 25.5, 25.75, 26.0, 26.25, 26.5, 26.75, 27.0, 27.25]</text:p>
          </table:table-cell>
          <table:table-cell office:value-type="string" calcext:value-type="string">
            <text:p>[9975.0, 10762.287347493513, 9912.1538529997979, 9880.2588512863149, 9104.3499839312153, 8705.7059797373968, 9359.0693951727517, 9117.6385564195753, 8945.4922380096559, 9823.1710289585462, 10106.654524947347, 10317.897685607451, 10216.821045862285, 10159.376517685378, 9876.4187595551539, 11334.846680968625, 11259.624372078648, 10819.916678430047, 10497.647306477171, 10141.176140987083, 11018.398009519533, 10652.493827865717, 11258.383071658636, 11656.317075287672, 11282.701614199423, 11090.125408093465, 11415.957950640863, 10976.247036076869, 11277.902187845095, 11612.966354260347, 11958.115333417705, 12122.445600538163, 12171.887131183617, 12179.537234196254, 13053.420862278996, 13145.161970188668, 14471.319595150107, 14355.507354261947, 14800.607949336485, 14895.770084127926, 15464.477126863338, 15510.544407830195, 15547.712226418857, 15660.69805804146, 16380.324802480318, 15896.02144463856, 16024.337616608147, 16106.419690925863, 15233.526767500458, 15069.863989174795, 14698.481984457432, 14472.864957246675, 14371.279150297882, 15008.959452830572, 14614.616644138854, 14436.130957795183, 14578.057973444596, 15182.452751433215, 15124.345682047022, 15557.479865839989, 15849.864296813652, 15459.082191051699, 15086.950602018809, 14355.983864144473, 13494.957372010482, 13641.429491924293, 16692.958537894341, 16908.194307052312, 15216.198034183717, 16768.904177093846, 17161.550013393637, 14545.796288041842, 13129.551481185692, 14427.388020898583, 12909.36514259574, 13729.284682392679, 15376.862206047488, 16434.883308102551, 18095.042271634109, 18513.153511068114, 18160.040877580479, 18959.339954114461, 18822.297036232125, 18387.212317874932, 19371.808485695434, 19448.082062139292, 19790.730395762745, 19890.290676052689, 18019.593060372932, 16379.711784983796, 16495.376385608299, 17152.211381082521, 17053.909773010761, 17114.815028152829, 15982.868422908823, 15061.878728589194, 15412.699087087927, 15717.551620543007, 15925.813213240388, 15181.105636933267, 15230.963004552734, 14869.164541140093, 14872.987024114413, 15189.232743521403, 14882.400731739312, 14304.76325056936, 13262.604637759112, 12752.944023567612, 12282.549674339511, 13214.882507162183]</text:p>
          </table:table-cell>
        </table:table-row>
        <table:table-row table:style-name="ro1"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4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nan, -3.9264395648415462, -9.6786754625530449, -4.9018187905534258, -5.7186864794987251, 0.037216218931187303, 0.32833736062245789, -0.68655298978732149, 2.5818966150290588, 0.48164592763040809, 1.4604592237917511, 1.7126799792088259, 1.5833672348424248, 1.6321998751540459, 1.3360255703719779, 2.1090790302522366, 2.2294534581867715, 3.1277967828489119, 4.4615145074536029, 4.5299538107254689, 4.9612147551987569, 4.8183220942707043, 5.333761828182408, 4.7850112411173873, 3.9485082165221712, 3.3825546450828821, 3.005659992718591, 3.067386014748144, 2.9386029127238773, 3.1972359073865433, 3.5636195674376063, 2.9671865346023099, 1.91171440939422, 3.9787485900308148, 3.0012355919246638, 4.0394190314368776, 1.6921527394999294, 1.5281454642472376, 2.7713095424977396, 4.0743644098584326, 4.0044921754437892, 4.2382501321686386, 4.3935919713375711, 4.4707888600989136, 3.5764507484238943, 2.8333118318937016, 3.0128563721705115, 2.5015813227081622, 2.2127052453195022, 2.3714707699407298, 2.0477222758631499, 1.8689833849533493, 1.8345553832747887, 1.1936532348230937, 0.81251578686916659]</text:p>
          </table:table-cell>
          <table:table-cell office:value-type="string" calcext:value-type="string">
            <text:p>[nan, 0.96112102754299322, 0.90321324537446956, 0.95036060085687535, 0.94107718621270675, 1.0003720583623055, 1.0032726516736097, 0.99307472826899479, 1.0248753067357284, 1.0047763759878763, 1.0141957891688054, 1.0165021583016269, 1.0152410142951935, 1.0156338698112199, 1.0128538362150104, 1.0197730281178359, 1.0207269404646555, 1.0281239682145413, 1.03821995629398, 1.0383940937728964, 1.0411101623811814, 1.0397612291103222, 1.0428627264828467, 1.0388606911015172, 1.0328495421956492, 1.0286129331093412, 1.0256963687614589, 1.0259982263841341, 1.0249186377262962, 1.0266169376567189, 1.0289602622814795, 1.0247118485374103, 1.0168194292038844, 1.03106068371002, 1.0245463469985638, 1.0310245553890702, 1.0148811317784321, 1.013548945630065, 1.0225133431760847, 1.0304401088670954, 1.0298511565024131, 1.0309733400768164, 1.0316184604507055, 1.0318245838072799, 1.0267346273958144, 1.0221605424198275, 1.0231542837473493, 1.0198712176567855, 1.0179064863782823, 1.0188723675802058, 1.0166729622085049, 1.015401154454795, 1.0151131599312317, 1.010425233132483, 1.0073730453625851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0.0, 0.5, 1.0, 1.5, 2.0, 2.5, 3.0, 3.5, 4.0, 4.5, 5.0, 5.5, 6.0, 6.5, 7.0, 7.5, 8.0, 8.5, 9.0, 9.5, 10.0, 10.5, 11.0, 11.5, 12.0, 12.5, 13.0, 13.5, 14.0, 14.5, 15.0, 15.5, 16.0, 16.5, 17.0, 17.5, 18.0, 18.5, 19.0, 19.5, 20.0, 20.5, 21.0, 21.5, 22.0, 22.5, 23.0, 23.5, 24.0, 24.5, 25.0, 25.5, 26.0, 26.5, 27.0]</text:p>
          </table:table-cell>
          <table:table-cell office:value-type="string" calcext:value-type="string">
            <text:p>[9975.0, 9779.1688267035279, 9009.5521226103338, 9241.5653634634436, 8834.1220473400044, 9984.2807945959648, 10073.254955166271, 9735.3071874405014, 11005.176749396594, 10191.198815765099, 10703.404037866136, 10914.619053593442, 10922.645290053191, 11033.277594053005, 10907.879854512234, 11552.854749507454, 11754.103859633044, 12626.980697258021, 13980.324649066471, 14267.697479888722, 14923.811718310761, 15021.590103486778, 15827.470165973147, 15464.006019966782, 14701.364335177039, 14192.622823087719, 13872.589595557833, 14105.61869211022, 14078.758967618895, 14599.402085546211, 15307.065777778518, 14562.641280811997, 13026.096197393175, 16523.522835616968, 15064.345255006248, 17026.310846752, 13013.260243772123, 12795.001436085246, 15227.324410418842, 17900.148072725882, 17963.96189001036, 18641.691739018344, 19178.476781959376, 19563.165559089633, 17823.521167416235, 16334.014242706427, 16887.245731852196, 15839.019318093271, 15272.216357294888, 15770.578127888901, 15081.507425433731, 14728.992862551962, 14732.919386523165, 13130.273119600495, 12163.308142985383]</text:p>
          </table:table-cell>
        </table:table-row>
        <table:table-row table:style-name="ro1"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1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4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5"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nan, -10.137728018986076, -5.8895616963121373, 0.21092037241437642, 2.7054578657192367, 1.5436860606895879, 1.6511702853922612, 1.3889354487934786, 2.3101414337863075, 4.6012133217112137, 5.1103529830547902, 5.4284690213418463, 4.0192411101166421, 3.0553433677005861, 2.9839024451991683, 3.6437098852593559, 1.975322918268503, 2.8611007643288189, 1.5782490493810615, 2.6439299868962469, 3.8499840199612883, 4.2206754918885183, 3.4358828163271871, 2.8901993132523018, 2.105421684273646, 1.9447219431959182, 1.7361006544319981, 0.73526836994973821]</text:p>
          </table:table-cell>
          <table:table-cell office:value-type="string" calcext:value-type="string">
            <text:p>[nan, 0.89862271981013919, 0.93925969043377833, 1.0021047705569603, 1.0260211914243187, 1.014981211990764, 1.0158686854532604, 1.0133431940701374, 1.0214242141008656, 1.0392507042791874, 1.0421433484835083, 1.0434833366398395, 1.0333439326522351, 1.0260620108194252, 1.0252469047701551, 1.0294953413974859, 1.0173129167166499, 1.0235885237220692, 1.0139883940565557, 1.0216536548530435, 1.028960312435607, 1.0306822123274351, 1.0259201535153333, 1.0224070215835257, 1.0171874081716243, 1.0159746274432873, 1.0144307897299381, 1.0067295614851337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0.0, 1.0, 2.0, 3.0, 4.0, 5.0, 6.0, 7.0, 8.0, 9.0, 10.0, 11.0, 12.0, 13.0, 14.0, 15.0, 16.0, 17.0, 18.0, 19.0, 20.0, 21.0, 22.0, 23.0, 24.0, 25.0, 26.0, 27.0]</text:p>
          </table:table-cell>
          <table:table-cell office:value-type="string" calcext:value-type="string">
            <text:p>[9975.0, 8963.7616301061389, 8800.0324415857285, 10038.117921445002, 11054.477688421975, 10744.913422768932, 10963.225415807268, 10944.824177120046, 11818.492864161473, 14105.739259566242, 15072.577100597153, 15931.38763366734, 14786.031608809621, 13937.016512065735, 14142.019764720639, 15426.900915819311, 13127.615377556531, 14826.711621110595, 12808.746168163696, 14985.908307665111, 17655.71811982277, 18816.259986633475, 17515.044840430011, 16605.839774429092, 15015.379512151108, 14824.650345844821, 14477.577047269388, 11955.261537367132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9:11:44.779705563</meta:creation-date>
    <dc:date>2017-09-13T19:12:54.819635701</dc:date>
    <meta:editing-duration>PT1M10S</meta:editing-duration>
    <meta:editing-cycles>1</meta:editing-cycles>
    <meta:document-statistic meta:table-count="1" meta:cell-count="1988" meta:object-count="0"/>
    <meta:generator>LibreOffice/4.3.3.2$Linux_X86_64 LibreOffice_project/430m0$Build-2</meta:generator>
  </office:meta>
</office:document-meta>
</file>